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de1c" officeooo:paragraph-rsid="0003de1c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break-before="page"/>
      <style:text-properties fo:color="#cccccc" loext:opacity="100%" style:font-name="Droid Sans Mono" fo:font-size="10.5pt" fo:font-weight="normal" officeooo:rsid="0003de1c" officeooo:paragraph-rsid="0003de1c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9" style:family="paragraph" style:parent-style-name="Standard">
      <style:paragraph-properties fo:margin-top="0in" fo:margin-bottom="0.1965in" style:contextual-spacing="false" style:line-height-at-least="0.198in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>
      <style:text-properties officeooo:rsid="0003de1c" officeooo:paragraph-rsid="0003de1c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b5cea8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school import School</text:p>
      <text:p text:style-name="P1">from student import Student</text:p>
      <text:p text:style-name="P1">from subject import MathStudent, EnglishStudent, HistoryStudent</text:p>
      <text:p text:style-name="P1">from grade_calculator import calculate_and_update_grades_for_students, calculate_math_grade, calculate_english_grade, calculate_history_grade, simple_grade_calculation</text:p>
      <text:p text:style-name="P1"/>
      <text:p text:style-name="P1">def main():</text:p>
      <text:p text:style-name="P1"><text:s text:c="4"/># 1. Create a school</text:p>
      <text:p text:style-name="P1"><text:s text:c="4"/>print("Creating a new school...")</text:p>
      <text:p text:style-name="P1"><text:s text:c="4"/>school = School(</text:p>
      <text:p text:style-name="P1"><text:s text:c="8"/>name="Oakridge Academy",</text:p>
      <text:p text:style-name="P1"><text:s text:c="8"/>address="123 Learning Lane, Edutown",</text:p>
      <text:p text:style-name="P1"><text:s text:c="8"/>telephoneNumber="555-1234",</text:p>
      <text:p text:style-name="P1"><text:s text:c="8"/>subjects=["Mathematics", "English", "History", "Science", "Art"]</text:p>
      <text:p text:style-name="P1"><text:s text:c="4"/>)</text:p>
      <text:p text:style-name="P1"><text:s text:c="4"/>school.update_school_year("2024-2025")</text:p>
      <text:p text:style-name="P1"><text:s text:c="4"/>print(school)</text:p>
      <text:p text:style-name="P1"><text:s text:c="4"/>print("-" * 50)</text:p>
      <text:p text:style-name="P1"/>
      <text:p text:style-name="P1"><text:s text:c="4"/># 2. Create some students</text:p>
      <text:p text:style-name="P1"><text:s text:c="4"/>print("\nCreating students...")</text:p>
      <text:p text:style-name="P1"><text:s text:c="4"/>student1 = Student(</text:p>
      <text:p text:style-name="P1"><text:s text:c="8"/>studentID="S001",</text:p>
      <text:p text:style-name="P1"><text:s text:c="8"/>fName="John",</text:p>
      <text:p text:style-name="P1"><text:s text:c="8"/>mName="David",</text:p>
      <text:p text:style-name="P1"><text:s text:c="8"/>lName="Smith",</text:p>
      <text:p text:style-name="P1"><text:s text:c="8"/>age=15,</text:p>
      <text:p text:style-name="P1"><text:s text:c="8"/>addressL1="456 Student Road",</text:p>
      <text:p text:style-name="P1"><text:s text:c="8"/>addressL2="Apartment 2B",</text:p>
      <text:p text:style-name="P1"><text:s text:c="8"/>addressL3="",</text:p>
      <text:p text:style-name="P1"><text:s text:c="8"/>addressPostCode=12345,</text:p>
      <text:p text:style-name="P1"><text:s text:c="8"/>addressCounty="Lincoln County",</text:p>
      <text:p text:style-name="P1"><text:s text:c="8"/>schoolYear="10",</text:p>
      <text:p text:style-name="P1"><text:s text:c="8"/>schoolSubjects=["Science", "Art"],</text:p>
      <text:p text:style-name="P1"><text:s text:c="8"/>nameParGar1="Jane Smith",</text:p>
      <text:p text:style-name="P1"><text:s text:c="8"/>nameParGar2="Robert Smith",</text:p>
      <text:p text:style-name="P1"><text:s text:c="8"/>contactDetParGar1=5551234,</text:p>
      <text:p text:style-name="P1"><text:s text:c="8"/>contactDetParGar2=5555678,</text:p>
      <text:p text:style-name="P1"><text:s text:c="8"/>subject_grades={"Science": 85, "Art": 92} </text:p>
      <text:p text:style-name="P1"><text:s text:c="4"/>)</text:p>
      <text:p text:style-name="P1"><text:s text:c="4"/></text:p>
      <text:p text:style-name="P1"><text:s text:c="4"/># 3. Create subject-specific students</text:p>
      <text:p text:style-name="P1"><text:s text:c="4"/>math_student = MathStudent(</text:p>
      <text:p text:style-name="P1"><text:s text:c="8"/>studentID="S002",</text:p>
      <text:p text:style-name="P1"><text:s text:c="8"/>fName="Emily",</text:p>
      <text:p text:style-name="P1"><text:s text:c="8"/>mName="Rose",</text:p>
      <text:p text:style-name="P1"><text:s text:c="8"/>lName="Johnson",</text:p>
      <text:p text:style-name="P1"><text:s text:c="8"/>age=16,</text:p>
      <text:p text:style-name="P1"><text:s text:c="8"/>addressL1="789 Education Ave",</text:p>
      <text:p text:style-name="P1"><text:s text:c="8"/>addressL2="",</text:p>
      <text:p text:style-name="P1"><text:s text:c="8"/>addressL3="",</text:p>
      <text:p text:style-name="P1"><text:s text:c="8"/>addressPostCode=12346,</text:p>
      <text:p text:style-name="P1"><text:soft-page-break/><text:s text:c="8"/>addressCounty="Lincoln County",</text:p>
      <text:p text:style-name="P1"><text:s text:c="8"/>schoolYear="11",</text:p>
      <text:p text:style-name="P1"><text:s text:c="8"/>schoolSubjects=["Science"],</text:p>
      <text:p text:style-name="P1"><text:s text:c="8"/>nameParGar1="Michael Johnson",</text:p>
      <text:p text:style-name="P1"><text:s text:c="8"/>nameParGar2="Sarah Johnson",</text:p>
      <text:p text:style-name="P1"><text:s text:c="8"/>contactDetParGar1=5559876,</text:p>
      <text:p text:style-name="P1"><text:s text:c="8"/>contactDetParGar2=5554321,</text:p>
      <text:p text:style-name="P1"><text:s text:c="8"/>mathLevel="Advanced",</text:p>
      <text:p text:style-name="P1"><text:s text:c="8"/>mathClassNumber=101,</text:p>
      <text:p text:style-name="P1"><text:s text:c="8"/>mathTeacher="Dr. Newton",</text:p>
      <text:p text:style-name="P1"><text:s text:c="8"/>mathLastTestScore=88</text:p>
      <text:p text:style-name="P1"><text:s text:c="4"/>)</text:p>
      <text:p text:style-name="P1"><text:s text:c="4"/></text:p>
      <text:p text:style-name="P1"><text:s text:c="4"/>english_student = EnglishStudent(</text:p>
      <text:p text:style-name="P1"><text:s text:c="8"/>studentID="S003",</text:p>
      <text:p text:style-name="P1"><text:s text:c="8"/>fName="James",</text:p>
      <text:p text:style-name="P1"><text:s text:c="8"/>mName="Alan",</text:p>
      <text:p text:style-name="P1"><text:s text:c="8"/>lName="Brown",</text:p>
      <text:p text:style-name="P1"><text:s text:c="8"/>age=15,</text:p>
      <text:p text:style-name="P1"><text:s text:c="8"/>addressL1="321 Learning Street",</text:p>
      <text:p text:style-name="P1"><text:s text:c="8"/>addressL2="",</text:p>
      <text:p text:style-name="P1"><text:s text:c="8"/>addressL3="",</text:p>
      <text:p text:style-name="P1"><text:s text:c="8"/>addressPostCode=12347,</text:p>
      <text:p text:style-name="P1"><text:s text:c="8"/>addressCounty="Lincoln County",</text:p>
      <text:p text:style-name="P1"><text:s text:c="8"/>schoolYear="10",</text:p>
      <text:p text:style-name="P1"><text:s text:c="8"/>schoolSubjects=["Art", "Science"],</text:p>
      <text:p text:style-name="P1"><text:s text:c="8"/>nameParGar1="David Brown",</text:p>
      <text:p text:style-name="P1"><text:s text:c="8"/>nameParGar2="Lisa Brown",</text:p>
      <text:p text:style-name="P1"><text:s text:c="8"/>contactDetParGar1=5558765,</text:p>
      <text:p text:style-name="P1"><text:s text:c="8"/>contactDetParGar2=5552109,</text:p>
      <text:p text:style-name="P1"><text:s text:c="8"/>englishLevel="Standard",</text:p>
      <text:p text:style-name="P1"><text:s text:c="8"/>englishClassNumber=102,</text:p>
      <text:p text:style-name="P1"><text:s text:c="8"/>englishTeacher="Ms. Austen",</text:p>
      <text:p text:style-name="P1"><text:s text:c="8"/>englishLastTestScore=78</text:p>
      <text:p text:style-name="P1"><text:s text:c="4"/>)</text:p>
      <text:p text:style-name="P1"><text:s text:c="4"/></text:p>
      <text:p text:style-name="P1"><text:s text:c="4"/>history_student = HistoryStudent(</text:p>
      <text:p text:style-name="P1"><text:s text:c="8"/>studentID="S004",</text:p>
      <text:p text:style-name="P1"><text:s text:c="8"/>fName="Sophia",</text:p>
      <text:p text:style-name="P1"><text:s text:c="8"/>mName="Grace",</text:p>
      <text:p text:style-name="P1"><text:s text:c="8"/>lName="Williams",</text:p>
      <text:p text:style-name="P1"><text:s text:c="8"/>age=17,</text:p>
      <text:p text:style-name="P1"><text:s text:c="8"/>addressL1="654 Scholar Way",</text:p>
      <text:p text:style-name="P1"><text:s text:c="8"/>addressL2="",</text:p>
      <text:p text:style-name="P1"><text:s text:c="8"/>addressL3="",</text:p>
      <text:p text:style-name="P1"><text:s text:c="8"/>addressPostCode=12348,</text:p>
      <text:p text:style-name="P1"><text:s text:c="8"/>addressCounty="Lincoln County",</text:p>
      <text:p text:style-name="P1"><text:s text:c="8"/>schoolYear="12",</text:p>
      <text:p text:style-name="P1"><text:s text:c="8"/>schoolSubjects=["Science", "Art"],</text:p>
      <text:p text:style-name="P1"><text:s text:c="8"/>nameParGar1="Thomas Williams",</text:p>
      <text:p text:style-name="P1"><text:s text:c="8"/>nameParGar2="Rebecca Williams",</text:p>
      <text:p text:style-name="P1"><text:s text:c="8"/>contactDetParGar1=5553344,</text:p>
      <text:p text:style-name="P1"><text:soft-page-break/><text:s text:c="8"/>contactDetParGar2=5556677,</text:p>
      <text:p text:style-name="P1"><text:s text:c="8"/>historyLevel="Honors",</text:p>
      <text:p text:style-name="P1"><text:s text:c="8"/>historyClassNumber=103,</text:p>
      <text:p text:style-name="P1"><text:s text:c="8"/>historyTeacher="Mr. Historian",</text:p>
      <text:p text:style-name="P1"><text:s text:c="8"/>historyLastTestScore=95</text:p>
      <text:p text:style-name="P1"><text:s text:c="4"/>)</text:p>
      <text:p text:style-name="P1"><text:s text:c="4"/></text:p>
      <text:p text:style-name="P1"><text:s text:c="4"/># Initialize subject_grades dictionary for each student if not exists</text:p>
      <text:p text:style-name="P1"><text:s text:c="4"/>for student in [math_student, english_student, history_student]:</text:p>
      <text:p text:style-name="P1"><text:s text:c="8"/>if not hasattr(student, 'subject_grades'):</text:p>
      <text:p text:style-name="P1"><text:s text:c="12"/>student.subject_grades = {}</text:p>
      <text:p text:style-name="P1"><text:s text:c="4"/></text:p>
      <text:p text:style-name="P1"><text:s text:c="4"/># 4. Register students with the school</text:p>
      <text:p text:style-name="P1"><text:s text:c="4"/>print("\nRegistering students with the school...")</text:p>
      <text:p text:style-name="P1"><text:s text:c="4"/>school.register_student(student1)</text:p>
      <text:p text:style-name="P1"><text:s text:c="4"/>school.register_student(math_student)</text:p>
      <text:p text:style-name="P1"><text:s text:c="4"/>school.register_student(english_student)</text:p>
      <text:p text:style-name="P1"><text:s text:c="4"/>school.register_student(history_student)</text:p>
      <text:p text:style-name="P1"><text:s text:c="4"/></text:p>
      <text:p text:style-name="P1"><text:s text:c="4"/># 5. Test student methods</text:p>
      <text:p text:style-name="P1"><text:s text:c="4"/>print("\nTesting student methods...")</text:p>
      <text:p text:style-name="P1"><text:s text:c="4"/>print("\nStudent Summary:")</text:p>
      <text:p text:style-name="P1"><text:s text:c="4"/>print(student1.get_summary_student_data())</text:p>
      <text:p text:style-name="P1"><text:s text:c="4"/></text:p>
      <text:p text:style-name="P1"><text:s text:c="4"/>print("\nUpdating student details...")</text:p>
      <text:p text:style-name="P1"><text:s text:c="4"/>student1.update_age(16)</text:p>
      <text:p text:style-name="P1"><text:s text:c="4"/>student1.add_subject("Mathematics")</text:p>
      <text:p text:style-name="P1"><text:s text:c="4"/>student1.add_grade("Mathematics", 80)</text:p>
      <text:p text:style-name="P1"><text:s text:c="4"/></text:p>
      <text:p text:style-name="P1"><text:s text:c="4"/>print("\nUpdated student data:")</text:p>
      <text:p text:style-name="P1"><text:s text:c="4"/>print(student1.get_full_student_data())</text:p>
      <text:p text:style-name="P1"><text:s text:c="4"/></text:p>
      <text:p text:style-name="P1"><text:s text:c="4"/># 6. Test school methods</text:p>
      <text:p text:style-name="P1"><text:s text:c="4"/>print("\nTesting school methods...")</text:p>
      <text:p text:style-name="P1"><text:s text:c="4"/>print("\nTotal students:", len(school.get_all_students()))</text:p>
      <text:p text:style-name="P1"><text:s text:c="4"/></text:p>
      <text:p text:style-name="P1"><text:s text:c="4"/>print("\nFinding student by ID (S002):")</text:p>
      <text:p text:style-name="P1"><text:s text:c="4"/>found_student = school.find_student_by_id("S002")</text:p>
      <text:p text:style-name="P1"><text:s text:c="4"/>if found_student:</text:p>
      <text:p text:style-name="P1"><text:s text:c="8"/>print(found_student.get_summary_student_data())</text:p>
      <text:p text:style-name="P1"><text:s text:c="4"/></text:p>
      <text:p text:style-name="P1"><text:s text:c="4"/>print("\nFinding students by name (first name: Emily):")</text:p>
      <text:p text:style-name="P1"><text:s text:c="4"/>name_results = school.find_students_by_name(first_name="Emily")</text:p>
      <text:p text:style-name="P1"><text:s text:c="4"/>if name_results:</text:p>
      <text:p text:style-name="P1"><text:s text:c="8"/>for student in name_results:</text:p>
      <text:p text:style-name="P1"><text:s text:c="12"/>print(student.get_summary_student_data())</text:p>
      <text:p text:style-name="P1"><text:s text:c="4"/></text:p>
      <text:p text:style-name="P1"><text:s text:c="4"/>print("\nListing students by year (Year 10):")</text:p>
      <text:p text:style-name="P1"><text:s text:c="4"/>print(school.list_students_by_year(10))</text:p>
      <text:p text:style-name="P1"><text:s text:c="4"/></text:p>
      <text:p text:style-name="P1"><text:s text:c="4"/># 7. Test subject-specific features</text:p>
      <text:p text:style-name="P1"><text:s text:c="4"/>print("\nTesting subject-specific features...")</text:p>
      <text:p text:style-name="P1"><text:soft-page-break/><text:s text:c="4"/></text:p>
      <text:p text:style-name="P1"><text:s text:c="4"/># Option 1: Using simple_grade_calculation (just uses mathLastTestScore, etc.)</text:p>
      <text:p text:style-name="P1"><text:s text:c="4"/>print("\nCalculating grades using simple method (using lastTestScore)...")</text:p>
      <text:p text:style-name="P1"><text:s text:c="4"/>students = school.get_all_students()</text:p>
      <text:p text:style-name="P1"><text:s text:c="4"/>updated_students = simple_grade_calculation(students)</text:p>
      <text:p text:style-name="P1"><text:s text:c="4"/></text:p>
      <text:p text:style-name="P1"><text:s text:c="4"/>print("\nCalculated grades:")</text:p>
      <text:p text:style-name="P1"><text:s text:c="4"/>for student in updated_students:</text:p>
      <text:p text:style-name="P1"><text:s text:c="8"/>name = f"{student.fName} {student.lName}"</text:p>
      <text:p text:style-name="P1"><text:s text:c="8"/>if hasattr(student, 'mathGrade'):</text:p>
      <text:p text:style-name="P1"><text:s text:c="12"/>print(f"{name} - Math Grade: {student.mathGrade}")</text:p>
      <text:p text:style-name="P1"><text:s text:c="8"/>if hasattr(student, 'englishGrade'):</text:p>
      <text:p text:style-name="P1"><text:s text:c="12"/>print(f"{name} - English Grade: {student.englishGrade}")</text:p>
      <text:p text:style-name="P1"><text:s text:c="8"/>if hasattr(student, 'historyGrade'):</text:p>
      <text:p text:style-name="P1"><text:s text:c="12"/>print(f"{name} - History Grade: {student.historyGrade}")</text:p>
      <text:p text:style-name="P1"><text:s text:c="4"/></text:p>
      <text:p text:style-name="P1"><text:s text:c="4"/># Option 2: Setup additional attributes for detailed grade calculation</text:p>
      <text:p text:style-name="P1"><text:s text:c="4"/>print("\nSetting up attributes for detailed grade calculation...")</text:p>
      <text:p text:style-name="P1"><text:s text:c="4"/></text:p>
      <text:p text:style-name="P1"><text:s text:c="4"/># Add mathGrades (5 quizzes, test1, test2, final_exam)</text:p>
      <text:p text:style-name="P1"><text:s text:c="4"/>math_student.mathGrades = [90, 85, 88, 92, 87, 85, 90, 88]</text:p>
      <text:p text:style-name="P1"><text:s text:c="4"/></text:p>
      <text:p text:style-name="P1"><text:s text:c="4"/># Set up English attributes</text:p>
      <text:p text:style-name="P1"><text:s text:c="4"/>english_student.englishAttendance = 95</text:p>
      <text:p text:style-name="P1"><text:s text:c="4"/>english_student.englishQuiz1 = 82</text:p>
      <text:p text:style-name="P1"><text:s text:c="4"/>english_student.englishQuiz2 = 88</text:p>
      <text:p text:style-name="P1"><text:s text:c="4"/>english_student.englishFinalExam = 85</text:p>
      <text:p text:style-name="P1"><text:s text:c="4"/></text:p>
      <text:p text:style-name="P1"><text:s text:c="4"/># Set up History attributes</text:p>
      <text:p text:style-name="P1"><text:s text:c="4"/>history_student.historyAttendance = 98</text:p>
      <text:p text:style-name="P1"><text:s text:c="4"/>history_student.historyProject = 94</text:p>
      <text:p text:style-name="P1"><text:s text:c="4"/>history_student.historyExams = [90, 92]</text:p>
      <text:p text:style-name="P1"><text:s text:c="4"/></text:p>
      <text:p text:style-name="P1"><text:s text:c="4"/># Calculate grades using the updated grade calculator</text:p>
      <text:p text:style-name="P1"><text:s text:c="4"/>print("\nCalculating grades using detailed method...")</text:p>
      <text:p text:style-name="P1"><text:s text:c="4"/>updated_students = calculate_and_update_grades_for_students(students)</text:p>
      <text:p text:style-name="P1"><text:s text:c="4"/></text:p>
      <text:p text:style-name="P1"><text:s text:c="4"/>print("\nUpdated calculated grades:")</text:p>
      <text:p text:style-name="P1"><text:s text:c="4"/>for student in updated_students:</text:p>
      <text:p text:style-name="P1"><text:s text:c="8"/>name = f"{student.fName} {student.lName}"</text:p>
      <text:p text:style-name="P1"><text:s text:c="8"/>if hasattr(student, 'mathGrade'):</text:p>
      <text:p text:style-name="P1"><text:s text:c="12"/>print(f"{name} - Math Grade: {student.mathGrade}")</text:p>
      <text:p text:style-name="P1"><text:s text:c="8"/>if hasattr(student, 'englishGrade'):</text:p>
      <text:p text:style-name="P1"><text:s text:c="12"/>print(f"{name} - English Grade: {student.englishGrade}")</text:p>
      <text:p text:style-name="P1"><text:s text:c="8"/>if hasattr(student, 'historyGrade'):</text:p>
      <text:p text:style-name="P1"><text:s text:c="12"/>print(f"{name} - History Grade: {student.historyGrade}")</text:p>
      <text:p text:style-name="P1"><text:s text:c="4"/></text:p>
      <text:p text:style-name="P1"><text:s text:c="4"/># 8. Test average grade calculation</text:p>
      <text:p text:style-name="P1"><text:s text:c="4"/>print("\nCalculating average grades by subject:")</text:p>
      <text:p text:style-name="P1"><text:s text:c="4"/>math_avg = school.get_average_grade("Mathematics")</text:p>
      <text:p text:style-name="P1"><text:s text:c="4"/>if math_avg:</text:p>
      <text:p text:style-name="P1"><text:s text:c="8"/>print(f"Average Mathematics grade: {math_avg}")</text:p>
      <text:p text:style-name="P1"><text:soft-page-break/><text:s text:c="4"/></text:p>
      <text:p text:style-name="P1"><text:s text:c="4"/>english_avg = school.get_average_grade("English")</text:p>
      <text:p text:style-name="P1"><text:s text:c="4"/>if english_avg:</text:p>
      <text:p text:style-name="P1"><text:s text:c="8"/>print(f"Average English grade: {english_avg}")</text:p>
      <text:p text:style-name="P1"><text:s text:c="4"/></text:p>
      <text:p text:style-name="P1"><text:s text:c="4"/>history_avg = school.get_average_grade("History")</text:p>
      <text:p text:style-name="P1"><text:s text:c="4"/>if history_avg:</text:p>
      <text:p text:style-name="P1"><text:s text:c="8"/>print(f"Average History grade: {history_avg}")</text:p>
      <text:p text:style-name="P1"><text:s text:c="4"/></text:p>
      <text:p text:style-name="P1"><text:s text:c="4"/># 9. Testing subject grading formulas directly</text:p>
      <text:p text:style-name="P1"><text:s text:c="4"/>print("\nTesting grade calculation formulas directly:")</text:p>
      <text:p text:style-name="P1"><text:s text:c="4"/></text:p>
      <text:p text:style-name="P1"><text:s text:c="4"/>math_grade = calculate_math_grade([90, 85, 88, 92, 87], 85, 90, 88)</text:p>
      <text:p text:style-name="P1"><text:s text:c="4"/>print(f"Calculated Math grade: {math_grade}")</text:p>
      <text:p text:style-name="P1"><text:s text:c="4"/></text:p>
      <text:p text:style-name="P1"><text:s text:c="4"/>english_grade = calculate_english_grade(95, [82, 88], 85)</text:p>
      <text:p text:style-name="P1"><text:s text:c="4"/>print(f"Calculated English grade: {english_grade}")</text:p>
      <text:p text:style-name="P1"><text:s text:c="4"/></text:p>
      <text:p text:style-name="P1"><text:s text:c="4"/>history_grade = calculate_history_grade(98, 94, [90, 92])</text:p>
      <text:p text:style-name="P1"><text:s text:c="4"/>print(f"Calculated History grade: {history_grade}")</text:p>
      <text:p text:style-name="P1"><text:s text:c="4"/></text:p>
      <text:p text:style-name="P1"><text:s text:c="4"/># 10. Remove a student</text:p>
      <text:p text:style-name="P1"><text:s text:c="4"/>print("\nRemoving a student...")</text:p>
      <text:p text:style-name="P1"><text:s text:c="4"/>school.remove_student("S001")</text:p>
      <text:p text:style-name="P1"><text:s text:c="4"/>print(f"Total students after removal: {len(school.get_all_students())}")</text:p>
      <text:p text:style-name="P1"><text:s text:c="4"/></text:p>
      <text:p text:style-name="P1"><text:s text:c="4"/># 11. Test subject enrollments</text:p>
      <text:p text:style-name="P1"><text:s text:c="4"/>print("\nStudents enrolled in Mathematics:")</text:p>
      <text:p text:style-name="P1"><text:s text:c="4"/>print(school.list_students_by_subject("Mathematics"))</text:p>
      <text:p text:style-name="P1"/>
      <text:p text:style-name="P1">if __name__ == "__main__":</text:p>
      <text:p text:style-name="P1"><text:s text:c="4"/>main()</text:p>
      <text:p text:style-name="P1"/>
      <text:p text:style-name="P1"/>
      <text:p text:style-name="P1"/>
      <text:p text:style-name="P1"/>
      <text:p text:style-name="P3"><text:span text:style-name="T1">import</text:span> <text:span text:style-name="T2">csv</text:span></text:p>
      <text:p text:style-name="P2"><text:span text:style-name="T1">from</text:span> <text:span text:style-name="T2">student</text:span> <text:span text:style-name="T1">import</text:span> <text:span text:style-name="T2">Student</text:span></text:p>
      <text:p text:style-name="P2"><text:span text:style-name="T1">from</text:span> <text:span text:style-name="T2">subject</text:span> <text:span text:style-name="T1">import</text:span> <text:span text:style-name="T2">MathStudent</text:span>, <text:span text:style-name="T2">EnglishStudent</text:span>, <text:span text:style-name="T2">HistoryStudent</text:span></text:p>
      <text:p text:style-name="P2"><text:span text:style-name="T1">from</text:span> <text:span text:style-name="T2">grade_calculator</text:span> <text:span text:style-name="T1">import</text:span> <text:span text:style-name="T3">calculate_math_grade</text:span>, <text:span text:style-name="T3">calculate_english_grade</text:span>, <text:span text:style-name="T3">calculate_history_grade</text:span></text:p>
      <text:p text:style-name="P2"><text:span text:style-name="T1">from</text:span> <text:span text:style-name="T2">pathlib</text:span> <text:span text:style-name="T1">import</text:span> <text:span text:style-name="T2">Path</text:span></text:p>
      <text:p text:style-name="P7"/>
      <text:p text:style-name="P2"><text:span text:style-name="T4">def</text:span> <text:span text:style-name="T3">load_students_from_csv</text:span>(<text:span text:style-name="T5">filename</text:span>):</text:p>
      <text:p text:style-name="P2"><text:span text:style-name="T5">students</text:span> <text:span text:style-name="T6">=</text:span> []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r'</text:span>) <text:span text:style-name="T1">as</text:span> <text:span text:style-name="T5">file</text:span>:</text:p>
      <text:p text:style-name="P2"><text:span text:style-name="T5">reader</text:span> <text:span text:style-name="T6">=</text:span> <text:span text:style-name="T2">csv</text:span>.<text:span text:style-name="T3">reader</text:span>(<text:span text:style-name="T5">file</text:span>)</text:p>
      <text:p text:style-name="P2"><text:span text:style-name="T3">next</text:span>(<text:span text:style-name="T5">reader</text:span>) <text:span text:style-name="T8"># Skip header row if present</text:span></text:p>
      <text:p text:style-name="P2"><text:span text:style-name="T1">for</text:span> <text:span text:style-name="T5">row</text:span> <text:span text:style-name="T3">in</text:span> <text:span text:style-name="T5">reader</text:span>:</text:p>
      <text:p text:style-name="P4"># Ensure we have enough columns</text:p>
      <text:p text:style-name="P2"><text:span text:style-name="T1">if</text:span> <text:span text:style-name="T3">len</text:span>(<text:span text:style-name="T5">row</text:span>) <text:span text:style-name="T6">&gt;=</text:span> <text:span text:style-name="T9">16</text:span>: <text:span text:style-name="T8"># Adding studentID and age</text:span></text:p>
      <text:p text:style-name="P2"><text:span text:style-name="T5">studentID</text:span>, <text:span text:style-name="T5">fName</text:span>, <text:span text:style-name="T5">mName</text:span>, <text:span text:style-name="T5">lName</text:span>, <text:span text:style-name="T5">age</text:span>, <text:span text:style-name="T5">addressL1</text:span>, <text:span text:style-name="T5">addressL2</text:span>, <text:span text:style-name="T5">addressL3</text:span>, <text:span text:style-name="T5">addressPostCode</text:span>, <text:span text:style-name="T5">addressCounty</text:span>, <text:span text:style-name="T5">schoolYear</text:span>, <text:span text:style-name="T5">schoolSubjects</text:span>, <text:span text:style-name="T5">nameParGar1</text:span>, <text:span text:style-name="T5">nameParGar2</text:span>, <text:span text:style-name="T5">contactDetParGar1</text:span>, <text:span text:style-name="T5">contactDetParGar2</text:span> <text:span text:style-name="T6">=</text:span> <text:span text:style-name="T5">row</text:span>[:<text:span text:style-name="T9">16</text:span>]</text:p>
      <text:p text:style-name="P4"># Convert age to integer and ensure schoolSubjects is a list</text:p>
      <text:p text:style-name="P2"><text:span text:style-name="T1">try</text:span>:</text:p>
      <text:p text:style-name="P2"><text:span text:style-name="T5">age</text:span> <text:span text:style-name="T6">=</text:span> <text:span text:style-name="T2">int</text:span>(<text:span text:style-name="T5">age</text:span>)</text:p>
      <text:p text:style-name="P2"><text:span text:style-name="T1">except</text:span> <text:span text:style-name="T2">ValueError</text:span>:</text:p>
      <text:p text:style-name="P2"><text:span text:style-name="T5">age</text:span> <text:span text:style-name="T6">=</text:span> <text:span text:style-name="T9">0</text:span> <text:span text:style-name="T8"># Default age if conversion fails</text:span></text:p>
      <text:p text:style-name="P2"><text:span text:style-name="T5">schoolSubjects</text:span> <text:span text:style-name="T6">=</text:span> <text:span text:style-name="T5">schoolSubjects</text:span>.<text:span text:style-name="T3">split</text:span>(<text:span text:style-name="T7">','</text:span>) <text:span text:style-name="T1">if</text:span> <text:span text:style-name="T5">schoolSubjects</text:span> <text:span text:style-name="T1">else</text:span> []</text:p>
      <text:p text:style-name="P2"><text:span text:style-name="T5">student</text:span> <text:span text:style-name="T6">=</text:span> <text:span text:style-name="T2">Student</text:span>(<text:span text:style-name="T5">studentID</text:span>, <text:span text:style-name="T5">fName</text:span>, <text:span text:style-name="T5">mName</text:span>, <text:span text:style-name="T5">lName</text:span>, <text:span text:style-name="T5">age</text:span>, <text:span text:style-name="T5">addressL1</text:span>, <text:span text:style-name="T5">addressL2</text:span>, <text:span text:style-name="T5">addressL3</text:span>, </text:p>
      <text:p text:style-name="P2"><text:span text:style-name="T5">addressPostCode</text:span>, <text:span text:style-name="T5">addressCounty</text:span>, <text:span text:style-name="T5">schoolYear</text:span>, <text:span text:style-name="T5">schoolSubjects</text:span>,</text:p>
      <text:p text:style-name="P2"><text:span text:style-name="T5">nameParGar1</text:span>, <text:span text:style-name="T5">nameParGar2</text:span>, <text:span text:style-name="T5">contactDetParGar1</text:span>, <text:span text:style-name="T5">contactDetParGar2</text:span>)</text:p>
      <text:p text:style-name="P2"><text:span text:style-name="T5">students</text:span>.<text:span text:style-name="T3">append</text:span>(<text:span text:style-name="T5">student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Skipping row with insufficient data: </text:span><text:span text:style-name="T4">{</text:span><text:span text:style-name="T5">row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pan text:style-name="T1">except</text:span> <text:span text:style-name="T2">FileNotFoundError</text:span>:</text:p>
      <text:p text:style-name="P2"><text:span text:style-name="T3">print</text:span>(<text:span text:style-name="T4">f</text:span><text:span text:style-name="T7">"File not found: </text:span><text:span text:style-name="T4">{</text:span><text:span text:style-name="T5">file_path</text:span><text:span text:style-name="T4">}</text:span><text:span text:style-name="T7">"</text:span>)</text:p>
      <text:p text:style-name="P2"><text:span text:style-name="T1">return</text:span> []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loading students: </text:span><text:span text:style-name="T4">{</text:span><text:span text:style-name="T5">e</text:span><text:span text:style-name="T4">}</text:span><text:span text:style-name="T7">"</text:span>)</text:p>
      <text:p text:style-name="P2"><text:span text:style-name="T1">return</text:span> []</text:p>
      <text:p text:style-name="P7"/>
      <text:p text:style-name="P2"><text:span text:style-name="T4">def</text:span> <text:span text:style-name="T3">load_maths_grades_from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r'</text:span>) <text:span text:style-name="T1">as</text:span> <text:span text:style-name="T5">file</text:span>:</text:p>
      <text:p text:style-name="P2"><text:span text:style-name="T5">reader</text:span> <text:span text:style-name="T6">=</text:span> <text:span text:style-name="T2">csv</text:span>.<text:span text:style-name="T3">reader</text:span>(<text:span text:style-name="T5">file</text:span>)</text:p>
      <text:p text:style-name="P2"><text:span text:style-name="T3">next</text:span>(<text:span text:style-name="T5">reader</text:span>) <text:span text:style-name="T8"># Skip header row if present</text:span></text:p>
      <text:p text:style-name="P2"><text:span text:style-name="T1">for</text:span> <text:span text:style-name="T5">row</text:span> <text:span text:style-name="T3">in</text:span> <text:span text:style-name="T5">reader</text:span>:</text:p>
      <text:p text:style-name="P2"><text:span text:style-name="T1">if</text:span> <text:span text:style-name="T3">len</text:span>(<text:span text:style-name="T5">row</text:span>) <text:span text:style-name="T6">&gt;=</text:span> <text:span text:style-name="T9">10</text:span>: <text:span text:style-name="T8"># studentID, fname, lname, 5 quizzes, 2 tests, 1 final</text:span></text:p>
      <text:p text:style-name="P2"><text:span text:style-name="T5">studentID</text:span>, <text:span text:style-name="T5">fName</text:span>, <text:span text:style-name="T5">lName</text:span>, <text:span text:style-name="T6">*</text:span><text:span text:style-name="T5">grades</text:span> <text:span text:style-name="T6">=</text:span> <text:span text:style-name="T5">row</text:span> <text:span text:style-name="T8"># First 3 columns are ID, first and last name</text:span></text:p>
      <text:p text:style-name="P4"># Find student by ID (primary key)</text:p>
      <text:p text:style-name="P2"><text:soft-page-break/><text:span text:style-name="T5">student</text:span> <text:span text:style-name="T6">=</text:span> <text:span text:style-name="T3">next</text:span>((<text:span text:style-name="T5">s</text:span> <text:span text:style-name="T1">for</text:span> <text:span text:style-name="T5">s</text:span> <text:span text:style-name="T1">in</text:span> <text:span text:style-name="T5">students</text:span> <text:span text:style-name="T1">if</text:span> <text:span text:style-name="T5">s</text:span>.studentID <text:span text:style-name="T6">==</text:span> <text:span text:style-name="T5">studentID</text:span>), <text:span text:style-name="T4">None</text:span>)</text:p>
      <text:p text:style-name="P2"><text:span text:style-name="T1">if</text:span> <text:span text:style-name="T5">student</text:span>:</text:p>
      <text:p text:style-name="P2"><text:span text:style-name="T1">try</text:span>:</text:p>
      <text:p text:style-name="P4"># Convert all grade entries to float</text:p>
      <text:p text:style-name="P2"><text:span text:style-name="T5">math_grades</text:span> <text:span text:style-name="T6">=</text:span> <text:span text:style-name="T2">list</text:span>(<text:span text:style-name="T2">map</text:span>(<text:span text:style-name="T2">float</text:span>, <text:span text:style-name="T5">grades</text:span>))</text:p>
      <text:p text:style-name="P4"># Store raw grades for future calculations</text:p>
      <text:p text:style-name="P2"><text:span text:style-name="T5">student</text:span>.mathGrades <text:span text:style-name="T6">=</text:span> <text:span text:style-name="T5">math_grades</text:span></text:p>
      <text:p text:style-name="P4"># Extract grades by type</text:p>
      <text:p text:style-name="P2"><text:span text:style-name="T5">quiz_grades</text:span> <text:span text:style-name="T6">=</text:span> <text:span text:style-name="T5">math_grades</text:span>[:<text:span text:style-name="T9">5</text:span>] <text:span text:style-name="T8"># First 5 entries are quiz grades</text:span></text:p>
      <text:p text:style-name="P2"><text:span text:style-name="T5">test1</text:span>, <text:span text:style-name="T5">test2</text:span> <text:span text:style-name="T6">=</text:span> <text:span text:style-name="T5">math_grades</text:span>[<text:span text:style-name="T9">5</text:span>:<text:span text:style-name="T9">7</text:span>] <text:span text:style-name="T8"># Next 2 are test grades</text:span></text:p>
      <text:p text:style-name="P2"><text:span text:style-name="T5">final_exam</text:span> <text:span text:style-name="T6">=</text:span> <text:span text:style-name="T5">math_grades</text:span>[<text:span text:style-name="T9">7</text:span>] <text:span text:style-name="T8"># Last one is the final exam</text:span></text:p>
      <text:p text:style-name="P4"># Calculate and store final grade</text:p>
      <text:p text:style-name="P2"><text:span text:style-name="T5">student</text:span>.mathGrade <text:span text:style-name="T6">=</text:span> <text:span text:style-name="T3">calculate_math_grade</text:span>(<text:span text:style-name="T5">quiz_grades</text:span>, <text:span text:style-name="T5">test1</text:span>, <text:span text:style-name="T5">test2</text:span>, <text:span text:style-name="T5">final_exam</text:span>)</text:p>
      <text:p text:style-name="P4"># Add subject if not already present</text:p>
      <text:p text:style-name="P2"><text:span text:style-name="T1">if</text:span> <text:span text:style-name="T7">"Mathematics"</text:span> <text:span text:style-name="T4">not</text:span> <text:span text:style-name="T4">in</text:span> <text:span text:style-name="T5">student</text:span>.schoolSubjects:</text:p>
      <text:p text:style-name="P2"><text:span text:style-name="T5">student</text:span>.schoolSubjects.append(<text:span text:style-name="T7">"Mathematics"</text:span>)</text:p>
      <text:p text:style-name="P7"/>
      <text:p text:style-name="P4"># Check if this is a MathStudent or should be converted to one</text:p>
      <text:p text:style-name="P2"><text:span text:style-name="T1">if</text:span> <text:span text:style-name="T4">not</text:span> <text:span text:style-name="T3">isinstance</text:span>(<text:span text:style-name="T5">student</text:span>, <text:span text:style-name="T2">MathStudent</text:span>):</text:p>
      <text:p text:style-name="P4"># Default values for math-specific fields</text:p>
      <text:p text:style-name="P2"><text:span text:style-name="T5">mathLevel</text:span> <text:span text:style-name="T6">=</text:span> <text:span text:style-name="T7">"Standard"</text:span></text:p>
      <text:p text:style-name="P2"><text:span text:style-name="T5">mathClassNumber</text:span> <text:span text:style-name="T6">=</text:span> <text:span text:style-name="T7">"101"</text:span></text:p>
      <text:p text:style-name="P2"><text:span text:style-name="T5">mathTeacher</text:span> <text:span text:style-name="T6">=</text:span> <text:span text:style-name="T7">"TBD"</text:span></text:p>
      <text:p text:style-name="P2"><text:span text:style-name="T5">mathLastTestScore</text:span> <text:span text:style-name="T6">=</text:span> <text:span text:style-name="T5">student</text:span>.mathGrade</text:p>
      <text:p text:style-name="P4"># Create new MathStudent with all existing data plus math-specific data</text:p>
      <text:p text:style-name="P2"><text:span text:style-name="T5">math_student</text:span> <text:span text:style-name="T6">=</text:span> <text:span text:style-name="T2">MathStudent</text:span>(</text:p>
      <text:p text:style-name="P2"><text:span text:style-name="T5">student</text:span>.studentID, <text:span text:style-name="T5">student</text:span>.fName, <text:span text:style-name="T5">student</text:span>.mName, <text:span text:style-name="T5">student</text:span>.lName,</text:p>
      <text:p text:style-name="P2"><text:span text:style-name="T5">student</text:span>.age, <text:span text:style-name="T5">student</text:span>.addressL1, <text:span text:style-name="T5">student</text:span>.addressL2, <text:span text:style-name="T5">student</text:span>.addressL3,</text:p>
      <text:p text:style-name="P2"><text:span text:style-name="T5">student</text:span>.addressPostCode, <text:span text:style-name="T5">student</text:span>.addressCounty, <text:span text:style-name="T5">student</text:span>.schoolYear,</text:p>
      <text:p text:style-name="P2"><text:span text:style-name="T5">student</text:span>.schoolSubjects, <text:span text:style-name="T5">student</text:span>.nameParGar1, <text:span text:style-name="T5">student</text:span>.nameParGar2,</text:p>
      <text:p text:style-name="P2"><text:span text:style-name="T5">student</text:span>.contactDetParGar1, <text:span text:style-name="T5">student</text:span>.contactDetParGar2,</text:p>
      <text:p text:style-name="P2"><text:span text:style-name="T5">mathLevel</text:span>, <text:span text:style-name="T5">mathClassNumber</text:span>, <text:span text:style-name="T5">mathTeacher</text:span>, <text:span text:style-name="T5">mathLastTestScore</text:span></text:p>
      <text:p text:style-name="P2">)</text:p>
      <text:p text:style-name="P4"># Copy any additional attributes from original student</text:p>
      <text:p text:style-name="P2"><text:span text:style-name="T1">for</text:span> <text:span text:style-name="T5">attr</text:span> <text:span text:style-name="T1">in</text:span> <text:span text:style-name="T3">dir</text:span>(<text:span text:style-name="T5">student</text:span>):</text:p>
      <text:p text:style-name="P2"><text:span text:style-name="T1">if</text:span> <text:span text:style-name="T4">not</text:span> <text:span text:style-name="T5">attr</text:span>.<text:span text:style-name="T3">startswith</text:span>(<text:span text:style-name="T7">'__'</text:span>) <text:span text:style-name="T4">and</text:span> <text:span text:style-name="T4">not</text:span> <text:span text:style-name="T3">hasattr</text:span>(<text:span text:style-name="T5">math_student</text:span>, <text:span text:style-name="T5">attr</text:span>):</text:p>
      <text:p text:style-name="P2"><text:span text:style-name="T3">setattr</text:span>(<text:span text:style-name="T5">math_student</text:span>, <text:span text:style-name="T5">attr</text:span>, <text:span text:style-name="T3">getattr</text:span>(<text:span text:style-name="T5">student</text:span>, <text:span text:style-name="T5">attr</text:span>))</text:p>
      <text:p text:style-name="P7"/>
      <text:p text:style-name="P4"># Replace original student with math student in the list</text:p>
      <text:p text:style-name="P2"><text:span text:style-name="T5">students</text:span>[<text:span text:style-name="T5">students</text:span>.index(<text:span text:style-name="T5">student</text:span>)] <text:span text:style-name="T6">=</text:span> <text:span text:style-name="T5">math_student</text:span></text:p>
      <text:p text:style-name="P2"><text:span text:style-name="T1">except</text:span> (<text:span text:style-name="T2">ValueError</text:span>, <text:span text:style-name="T2">IndexError</text:span>) <text:span text:style-name="T1">as</text:span> <text:span text:style-name="T5">e</text:span>:</text:p>
      <text:p text:style-name="P2"><text:span text:style-name="T3">print</text:span>(<text:span text:style-name="T4">f</text:span><text:span text:style-name="T7">"Error processing math grades for student </text:span><text:span text:style-name="T4">{</text:span><text:span text:style-name="T5">studentID</text:span><text:span text:style-name="T4">}</text:span><text:span text:style-name="T7">: </text:span><text:span text:style-name="T4">{</text:span><text:span text:style-name="T5">e</text:span><text:span text:style-name="T4">}</text:span><text:span text:style-name="T7">"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No student found with ID </text:span><text:span text:style-name="T4">{</text:span><text:span text:style-name="T5">studentID</text:span><text:span text:style-name="T4">}</text:span><text:span text:style-name="T7">"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Skipping row with insufficient data: </text:span><text:span text:style-name="T4">{</text:span><text:span text:style-name="T5">row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pan text:style-name="T1">except</text:span> <text:span text:style-name="T2">FileNotFoundError</text:span>:</text:p>
      <text:p text:style-name="P2"><text:span text:style-name="T3">print</text:span>(<text:span text:style-name="T4">f</text:span><text:span text:style-name="T7">"File not found: </text:span><text:span text:style-name="T4">{</text:span><text:span text:style-name="T5">file_path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oft-page-break/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loading math grades: </text:span><text:span text:style-name="T4">{</text:span><text:span text:style-name="T5">e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7"/>
      <text:p text:style-name="P2"><text:span text:style-name="T4">def</text:span> <text:span text:style-name="T3">load_english_grades_from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r'</text:span>) <text:span text:style-name="T1">as</text:span> <text:span text:style-name="T5">file</text:span>:</text:p>
      <text:p text:style-name="P2"><text:span text:style-name="T5">reader</text:span> <text:span text:style-name="T6">=</text:span> <text:span text:style-name="T2">csv</text:span>.<text:span text:style-name="T3">reader</text:span>(<text:span text:style-name="T5">file</text:span>)</text:p>
      <text:p text:style-name="P2"><text:span text:style-name="T3">next</text:span>(<text:span text:style-name="T5">reader</text:span>) <text:span text:style-name="T8"># Skip header row if present</text:span></text:p>
      <text:p text:style-name="P2"><text:span text:style-name="T1">for</text:span> <text:span text:style-name="T5">row</text:span> <text:span text:style-name="T3">in</text:span> <text:span text:style-name="T5">reader</text:span>:</text:p>
      <text:p text:style-name="P2"><text:span text:style-name="T1">if</text:span> <text:span text:style-name="T3">len</text:span>(<text:span text:style-name="T5">row</text:span>) <text:span text:style-name="T6">&gt;=</text:span> <text:span text:style-name="T9">7</text:span>: <text:span text:style-name="T8"># studentID, fname, lname, attendance, quiz1, quiz2, final_exam</text:span></text:p>
      <text:p text:style-name="P2"><text:span text:style-name="T5">studentID</text:span>, <text:span text:style-name="T5">fName</text:span>, <text:span text:style-name="T5">lName</text:span>, <text:span text:style-name="T5">attendance</text:span>, <text:span text:style-name="T5">quiz1</text:span>, <text:span text:style-name="T5">quiz2</text:span>, <text:span text:style-name="T5">final_exam</text:span> <text:span text:style-name="T6">=</text:span> <text:span text:style-name="T5">row</text:span>[:<text:span text:style-name="T9">7</text:span>]</text:p>
      <text:p text:style-name="P2"><text:span text:style-name="T1">else</text:span>:</text:p>
      <text:p text:style-name="P2"><text:span text:style-name="T3">print</text:span>(<text:span text:style-name="T4">f</text:span><text:span text:style-name="T7">"Row has insufficient columns for English grades: </text:span><text:span text:style-name="T4">{</text:span><text:span text:style-name="T5">row</text:span><text:span text:style-name="T4">}</text:span><text:span text:style-name="T7">"</text:span>)</text:p>
      <text:p text:style-name="P5">continue</text:p>
      <text:p text:style-name="P4"># Find student by ID</text:p>
      <text:p text:style-name="P2"><text:span text:style-name="T5">student</text:span> <text:span text:style-name="T6">=</text:span> <text:span text:style-name="T3">next</text:span>((<text:span text:style-name="T5">s</text:span> <text:span text:style-name="T1">for</text:span> <text:span text:style-name="T5">s</text:span> <text:span text:style-name="T1">in</text:span> <text:span text:style-name="T5">students</text:span> <text:span text:style-name="T1">if</text:span> <text:span text:style-name="T5">s</text:span>.studentID <text:span text:style-name="T6">==</text:span> <text:span text:style-name="T5">studentID</text:span>), <text:span text:style-name="T4">None</text:span>)</text:p>
      <text:p text:style-name="P2"><text:span text:style-name="T1">if</text:span> <text:span text:style-name="T5">student</text:span>:</text:p>
      <text:p text:style-name="P2"><text:span text:style-name="T1">try</text:span>:</text:p>
      <text:p text:style-name="P4"># Convert string values to float</text:p>
      <text:p text:style-name="P2"><text:span text:style-name="T5">attendance</text:span> <text:span text:style-name="T6">=</text:span> <text:span text:style-name="T2">float</text:span>(<text:span text:style-name="T5">attendance</text:span>)</text:p>
      <text:p text:style-name="P2"><text:span text:style-name="T5">quiz1</text:span> <text:span text:style-name="T6">=</text:span> <text:span text:style-name="T2">float</text:span>(<text:span text:style-name="T5">quiz1</text:span>)</text:p>
      <text:p text:style-name="P2"><text:span text:style-name="T5">quiz2</text:span> <text:span text:style-name="T6">=</text:span> <text:span text:style-name="T2">float</text:span>(<text:span text:style-name="T5">quiz2</text:span>)</text:p>
      <text:p text:style-name="P2"><text:span text:style-name="T5">final_exam</text:span> <text:span text:style-name="T6">=</text:span> <text:span text:style-name="T2">float</text:span>(<text:span text:style-name="T5">final_exam</text:span>)</text:p>
      <text:p text:style-name="P4"># Store raw values for future calculations</text:p>
      <text:p text:style-name="P2"><text:span text:style-name="T5">student</text:span>.englishAttendance <text:span text:style-name="T6">=</text:span> <text:span text:style-name="T5">attendance</text:span></text:p>
      <text:p text:style-name="P2"><text:span text:style-name="T5">student</text:span>.englishQuiz1 <text:span text:style-name="T6">=</text:span> <text:span text:style-name="T5">quiz1</text:span></text:p>
      <text:p text:style-name="P2"><text:span text:style-name="T5">student</text:span>.englishQuiz2 <text:span text:style-name="T6">=</text:span> <text:span text:style-name="T5">quiz2</text:span></text:p>
      <text:p text:style-name="P2"><text:span text:style-name="T5">student</text:span>.englishFinalExam <text:span text:style-name="T6">=</text:span> <text:span text:style-name="T5">final_exam</text:span></text:p>
      <text:p text:style-name="P4"># Calculate and store English grade</text:p>
      <text:p text:style-name="P2"><text:span text:style-name="T5">student</text:span>.englishGrade <text:span text:style-name="T6">=</text:span> <text:span text:style-name="T3">calculate_english_grade</text:span>(<text:span text:style-name="T5">attendance</text:span>, [<text:span text:style-name="T5">quiz1</text:span>, <text:span text:style-name="T5">quiz2</text:span>], <text:span text:style-name="T5">final_exam</text:span>)</text:p>
      <text:p text:style-name="P4"># Add subject if not already present</text:p>
      <text:p text:style-name="P2"><text:span text:style-name="T1">if</text:span> <text:span text:style-name="T7">"English"</text:span> <text:span text:style-name="T4">not</text:span> <text:span text:style-name="T4">in</text:span> <text:span text:style-name="T5">student</text:span>.schoolSubjects:</text:p>
      <text:p text:style-name="P2"><text:span text:style-name="T5">student</text:span>.schoolSubjects.append(<text:span text:style-name="T7">"English"</text:span>)</text:p>
      <text:p text:style-name="P7"/>
      <text:p text:style-name="P4"># Check if this is an EnglishStudent or should be converted to one</text:p>
      <text:p text:style-name="P2"><text:span text:style-name="T1">if</text:span> <text:span text:style-name="T4">not</text:span> <text:span text:style-name="T3">isinstance</text:span>(<text:span text:style-name="T5">student</text:span>, <text:span text:style-name="T2">EnglishStudent</text:span>):</text:p>
      <text:p text:style-name="P4"># Default values for English-specific fields</text:p>
      <text:p text:style-name="P2"><text:span text:style-name="T5">englishLevel</text:span> <text:span text:style-name="T6">=</text:span> <text:span text:style-name="T7">"Standard"</text:span></text:p>
      <text:p text:style-name="P2"><text:span text:style-name="T5">englishClassNumber</text:span> <text:span text:style-name="T6">=</text:span> <text:span text:style-name="T7">"101"</text:span></text:p>
      <text:p text:style-name="P2"><text:span text:style-name="T5">englishTeacher</text:span> <text:span text:style-name="T6">=</text:span> <text:span text:style-name="T7">"TBD"</text:span></text:p>
      <text:p text:style-name="P2"><text:span text:style-name="T5">englishLastTestScore</text:span> <text:span text:style-name="T6">=</text:span> <text:span text:style-name="T5">student</text:span>.englishGrade</text:p>
      <text:p text:style-name="P7"/>
      <text:p text:style-name="P4"># Create new EnglishStudent or appropriate combined student type</text:p>
      <text:p text:style-name="P2"><text:span text:style-name="T1">if</text:span> <text:span text:style-name="T3">isinstance</text:span>(<text:span text:style-name="T5">student</text:span>, <text:span text:style-name="T2">MathStudent</text:span>):</text:p>
      <text:p text:style-name="P4"># If already a MathStudent, keep that data and add English data</text:p>
      <text:p text:style-name="P2"><text:span text:style-name="T1">from</text:span> <text:span text:style-name="T2">subject</text:span> <text:span text:style-name="T1">import</text:span> MathEnglishStudent</text:p>
      <text:p text:style-name="P2"><text:span text:style-name="T5">new_student</text:span> <text:span text:style-name="T6">=</text:span> MathEnglishStudent(</text:p>
      <text:p text:style-name="P2"><text:span text:style-name="T5">student</text:span>.<text:span text:style-name="T5">studentID</text:span>, <text:span text:style-name="T5">student</text:span>.<text:span text:style-name="T5">fName</text:span>, <text:span text:style-name="T5">student</text:span>.<text:span text:style-name="T5">mName</text:span>, <text:span text:style-name="T5">student</text:span>.<text:span text:style-name="T5">lName</text:span>,</text:p>
      <text:p text:style-name="P2"><text:soft-page-break/><text:span text:style-name="T5">student</text:span>.<text:span text:style-name="T5">age</text:span>, <text:span text:style-name="T5">student</text:span>.<text:span text:style-name="T5">addressL1</text:span>, <text:span text:style-name="T5">student</text:span>.<text:span text:style-name="T5">addressL2</text:span>, <text:span text:style-name="T5">student</text:span>.<text:span text:style-name="T5">addressL3</text:span>,</text:p>
      <text:p text:style-name="P2"><text:span text:style-name="T5">student</text:span>.<text:span text:style-name="T5">addressPostCode</text:span>, <text:span text:style-name="T5">student</text:span>.<text:span text:style-name="T5">addressCounty</text:span>, <text:span text:style-name="T5">student</text:span>.<text:span text:style-name="T5">schoolYear</text:span>,</text:p>
      <text:p text:style-name="P2"><text:span text:style-name="T5">student</text:span>.<text:span text:style-name="T5">schoolSubjects</text:span>, <text:span text:style-name="T5">student</text:span>.<text:span text:style-name="T5">nameParGar1</text:span>, <text:span text:style-name="T5">student</text:span>.<text:span text:style-name="T5">nameParGar2</text:span>,</text:p>
      <text:p text:style-name="P2"><text:span text:style-name="T5">student</text:span>.<text:span text:style-name="T5">contactDetParGar1</text:span>, <text:span text:style-name="T5">student</text:span>.<text:span text:style-name="T5">contactDetParGar2</text:span>,</text:p>
      <text:p text:style-name="P4"># Math attributes</text:p>
      <text:p text:style-name="P2"><text:span text:style-name="T5">student</text:span>.<text:span text:style-name="T5">mathLevel</text:span>, <text:span text:style-name="T5">student</text:span>.<text:span text:style-name="T5">mathClassNumber</text:span>, <text:span text:style-name="T5">student</text:span>.<text:span text:style-name="T5">mathTeacher</text:span>, <text:span text:style-name="T5">student</text:span>.<text:span text:style-name="T5">mathLastTestScore</text:span>,</text:p>
      <text:p text:style-name="P4"># English attributes</text:p>
      <text:p text:style-name="P2"><text:span text:style-name="T5">englishLevel</text:span>, <text:span text:style-name="T5">englishClassNumber</text:span>, <text:span text:style-name="T5">englishTeacher</text:span>, <text:span text:style-name="T5">englishLastTestScore</text:span></text:p>
      <text:p text:style-name="P2">)</text:p>
      <text:p text:style-name="P7"/>
      <text:p text:style-name="P2"><text:span text:style-name="T1">else</text:span>:</text:p>
      <text:p text:style-name="P4"># Create a standard EnglishStudent</text:p>
      <text:p text:style-name="P2"><text:span text:style-name="T5">new_student</text:span> <text:span text:style-name="T6">=</text:span> <text:span text:style-name="T2">EnglishStudent</text:span>(</text:p>
      <text:p text:style-name="P2"><text:span text:style-name="T5">student</text:span>.studentID, <text:span text:style-name="T5">student</text:span>.fName, <text:span text:style-name="T5">student</text:span>.mName, <text:span text:style-name="T5">student</text:span>.lName,</text:p>
      <text:p text:style-name="P2"><text:span text:style-name="T5">student</text:span>.age, <text:span text:style-name="T5">student</text:span>.addressL1, <text:span text:style-name="T5">student</text:span>.addressL2, <text:span text:style-name="T5">student</text:span>.addressL3,</text:p>
      <text:p text:style-name="P2"><text:span text:style-name="T5">student</text:span>.addressPostCode, <text:span text:style-name="T5">student</text:span>.addressCounty, <text:span text:style-name="T5">student</text:span>.schoolYear,</text:p>
      <text:p text:style-name="P2"><text:span text:style-name="T5">student</text:span>.schoolSubjects, <text:span text:style-name="T5">student</text:span>.nameParGar1, <text:span text:style-name="T5">student</text:span>.nameParGar2,</text:p>
      <text:p text:style-name="P2"><text:span text:style-name="T5">student</text:span>.contactDetParGar1, <text:span text:style-name="T5">student</text:span>.contactDetParGar2,</text:p>
      <text:p text:style-name="P2"><text:span text:style-name="T5">englishLevel</text:span>, <text:span text:style-name="T5">englishClassNumber</text:span>, <text:span text:style-name="T5">englishTeacher</text:span>, <text:span text:style-name="T5">englishLastTestScore</text:span></text:p>
      <text:p text:style-name="P2">)</text:p>
      <text:p text:style-name="P7"/>
      <text:p text:style-name="P4"># Copy any specific attributes from the original student</text:p>
      <text:p text:style-name="P2"><text:span text:style-name="T1">for</text:span> <text:span text:style-name="T5">attr</text:span> <text:span text:style-name="T1">in</text:span> <text:span text:style-name="T3">dir</text:span>(<text:span text:style-name="T5">student</text:span>):</text:p>
      <text:p text:style-name="P2"><text:span text:style-name="T1">if</text:span> <text:span text:style-name="T4">not</text:span> <text:span text:style-name="T5">attr</text:span>.<text:span text:style-name="T3">startswith</text:span>(<text:span text:style-name="T7">'__'</text:span>) <text:span text:style-name="T4">and</text:span> <text:span text:style-name="T4">not</text:span> <text:span text:style-name="T3">hasattr</text:span>(<text:span text:style-name="T5">new_student</text:span>, <text:span text:style-name="T5">attr</text:span>):</text:p>
      <text:p text:style-name="P2"><text:span text:style-name="T3">setattr</text:span>(<text:span text:style-name="T5">new_student</text:span>, <text:span text:style-name="T5">attr</text:span>, <text:span text:style-name="T3">getattr</text:span>(<text:span text:style-name="T5">student</text:span>, <text:span text:style-name="T5">attr</text:span>))</text:p>
      <text:p text:style-name="P4"># Copy English-specific attributes we just calculated</text:p>
      <text:p text:style-name="P2"><text:span text:style-name="T5">new_student</text:span>.englishAttendance <text:span text:style-name="T6">=</text:span> <text:span text:style-name="T5">attendance</text:span></text:p>
      <text:p text:style-name="P2"><text:span text:style-name="T5">new_student</text:span>.englishQuiz1 <text:span text:style-name="T6">=</text:span> <text:span text:style-name="T5">quiz1</text:span></text:p>
      <text:p text:style-name="P2"><text:span text:style-name="T5">new_student</text:span>.englishQuiz2 <text:span text:style-name="T6">=</text:span> <text:span text:style-name="T5">quiz2</text:span></text:p>
      <text:p text:style-name="P2"><text:span text:style-name="T5">new_student</text:span>.englishFinalExam <text:span text:style-name="T6">=</text:span> <text:span text:style-name="T5">final_exam</text:span></text:p>
      <text:p text:style-name="P2"><text:span text:style-name="T5">new_student</text:span>.<text:span text:style-name="T5">englishGrade</text:span> <text:span text:style-name="T6">=</text:span> <text:span text:style-name="T5">student</text:span>.englishGrade</text:p>
      <text:p text:style-name="P4"># Replace original student with new student in the list</text:p>
      <text:p text:style-name="P2"><text:span text:style-name="T5">students</text:span>[<text:span text:style-name="T5">students</text:span>.index(<text:span text:style-name="T5">student</text:span>)] <text:span text:style-name="T6">=</text:span> <text:span text:style-name="T5">new_student</text:span></text:p>
      <text:p text:style-name="P2"><text:span text:style-name="T1">except</text:span> (<text:span text:style-name="T2">ValueError</text:span>, <text:span text:style-name="T2">IndexError</text:span>) <text:span text:style-name="T1">as</text:span> <text:span text:style-name="T5">e</text:span>:</text:p>
      <text:p text:style-name="P2"><text:span text:style-name="T3">print</text:span>(<text:span text:style-name="T4">f</text:span><text:span text:style-name="T7">"Error processing English grades for student </text:span><text:span text:style-name="T4">{</text:span><text:span text:style-name="T5">studentID</text:span><text:span text:style-name="T4">}</text:span><text:span text:style-name="T7">: </text:span><text:span text:style-name="T4">{</text:span><text:span text:style-name="T5">e</text:span><text:span text:style-name="T4">}</text:span><text:span text:style-name="T7">"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No student found with ID </text:span><text:span text:style-name="T4">{</text:span><text:span text:style-name="T5">studentID</text:span><text:span text:style-name="T4">}</text:span><text:span text:style-name="T7">"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Skipping row with insufficient data: </text:span><text:span text:style-name="T4">{</text:span><text:span text:style-name="T5">row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pan text:style-name="T1">except</text:span> <text:span text:style-name="T2">FileNotFoundError</text:span>:</text:p>
      <text:p text:style-name="P2"><text:span text:style-name="T3">print</text:span>(<text:span text:style-name="T4">f</text:span><text:span text:style-name="T7">"File not found: </text:span><text:span text:style-name="T4">{</text:span><text:span text:style-name="T5">file_path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loading English grades: </text:span><text:span text:style-name="T4">{</text:span><text:span text:style-name="T5">e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7"/>
      <text:p text:style-name="P2"><text:span text:style-name="T4">def</text:span> <text:span text:style-name="T3">load_history_grades_from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oft-page-break/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r'</text:span>) <text:span text:style-name="T1">as</text:span> <text:span text:style-name="T5">file</text:span>:</text:p>
      <text:p text:style-name="P2"><text:span text:style-name="T5">reader</text:span> <text:span text:style-name="T6">=</text:span> <text:span text:style-name="T2">csv</text:span>.<text:span text:style-name="T3">reader</text:span>(<text:span text:style-name="T5">file</text:span>)</text:p>
      <text:p text:style-name="P2"><text:span text:style-name="T3">next</text:span>(<text:span text:style-name="T5">reader</text:span>) <text:span text:style-name="T8"># Skip header row if present</text:span></text:p>
      <text:p text:style-name="P2"><text:span text:style-name="T1">for</text:span> <text:span text:style-name="T5">row</text:span> <text:span text:style-name="T3">in</text:span> <text:span text:style-name="T5">reader</text:span>:</text:p>
      <text:p text:style-name="P2"><text:span text:style-name="T1">if</text:span> <text:span text:style-name="T3">len</text:span>(<text:span text:style-name="T5">row</text:span>) <text:span text:style-name="T6">&gt;=</text:span> <text:span text:style-name="T9">7</text:span>: <text:span text:style-name="T8"># studentID, fname, lname, attendance, project, exam1, exam2</text:span></text:p>
      <text:p text:style-name="P2"><text:span text:style-name="T5">studentID</text:span>, <text:span text:style-name="T5">fName</text:span>, <text:span text:style-name="T5">lName</text:span>, <text:span text:style-name="T5">attendance</text:span>, <text:span text:style-name="T5">project</text:span>, <text:span text:style-name="T5">exam1</text:span>, <text:span text:style-name="T5">exam2</text:span> <text:span text:style-name="T6">=</text:span> <text:span text:style-name="T5">row</text:span>[:<text:span text:style-name="T9">7</text:span>]</text:p>
      <text:p text:style-name="P4"># Find student by ID</text:p>
      <text:p text:style-name="P2"><text:span text:style-name="T5">student</text:span> <text:span text:style-name="T6">=</text:span> <text:span text:style-name="T3">next</text:span>((<text:span text:style-name="T5">s</text:span> <text:span text:style-name="T1">for</text:span> <text:span text:style-name="T5">s</text:span> <text:span text:style-name="T1">in</text:span> <text:span text:style-name="T5">students</text:span> <text:span text:style-name="T1">if</text:span> <text:span text:style-name="T5">s</text:span>.studentID <text:span text:style-name="T6">==</text:span> <text:span text:style-name="T5">studentID</text:span>), <text:span text:style-name="T4">None</text:span>)</text:p>
      <text:p text:style-name="P2"><text:span text:style-name="T1">if</text:span> <text:span text:style-name="T5">student</text:span>:</text:p>
      <text:p text:style-name="P2"><text:span text:style-name="T1">try</text:span>:</text:p>
      <text:p text:style-name="P4"># Convert string values to float</text:p>
      <text:p text:style-name="P2"><text:span text:style-name="T5">attendance</text:span> <text:span text:style-name="T6">=</text:span> <text:span text:style-name="T2">float</text:span>(<text:span text:style-name="T5">attendance</text:span>)</text:p>
      <text:p text:style-name="P2"><text:span text:style-name="T5">project</text:span> <text:span text:style-name="T6">=</text:span> <text:span text:style-name="T2">float</text:span>(<text:span text:style-name="T5">project</text:span>)</text:p>
      <text:p text:style-name="P2"><text:span text:style-name="T5">exam1</text:span> <text:span text:style-name="T6">=</text:span> <text:span text:style-name="T2">float</text:span>(<text:span text:style-name="T5">exam1</text:span>)</text:p>
      <text:p text:style-name="P2"><text:span text:style-name="T5">exam2</text:span> <text:span text:style-name="T6">=</text:span> <text:span text:style-name="T2">float</text:span>(<text:span text:style-name="T5">exam2</text:span>)</text:p>
      <text:p text:style-name="P4"># Store raw values for future calculations</text:p>
      <text:p text:style-name="P2"><text:span text:style-name="T5">student</text:span>.historyAttendance <text:span text:style-name="T6">=</text:span> <text:span text:style-name="T5">attendance</text:span></text:p>
      <text:p text:style-name="P2"><text:span text:style-name="T5">student</text:span>.historyProject <text:span text:style-name="T6">=</text:span> <text:span text:style-name="T5">project</text:span></text:p>
      <text:p text:style-name="P2"><text:span text:style-name="T5">student</text:span>.historyExams <text:span text:style-name="T6">=</text:span> [<text:span text:style-name="T5">exam1</text:span>, <text:span text:style-name="T5">exam2</text:span>]</text:p>
      <text:p text:style-name="P4"># Calculate and store History grade</text:p>
      <text:p text:style-name="P2"><text:span text:style-name="T5">student</text:span>.historyGrade <text:span text:style-name="T6">=</text:span> <text:span text:style-name="T3">calculate_history_grade</text:span>(<text:span text:style-name="T5">attendance</text:span>, <text:span text:style-name="T5">project</text:span>, [<text:span text:style-name="T5">exam1</text:span>, <text:span text:style-name="T5">exam2</text:span>])</text:p>
      <text:p text:style-name="P4"># Add subject if not already present</text:p>
      <text:p text:style-name="P2"><text:span text:style-name="T1">if</text:span> <text:span text:style-name="T7">"History"</text:span> <text:span text:style-name="T4">not</text:span> <text:span text:style-name="T4">in</text:span> <text:span text:style-name="T5">student</text:span>.schoolSubjects:</text:p>
      <text:p text:style-name="P2"><text:span text:style-name="T5">student</text:span>.schoolSubjects.append(<text:span text:style-name="T7">"History"</text:span>)</text:p>
      <text:p text:style-name="P8"/>
      <text:p text:style-name="P4"># NEW: Convert to appropriate HistoryStudent type based on current type</text:p>
      <text:p text:style-name="P2"><text:span text:style-name="T1">if</text:span> <text:span text:style-name="T4">not</text:span> <text:span text:style-name="T3">isinstance</text:span>(<text:span text:style-name="T5">student</text:span>, <text:span text:style-name="T2">HistoryStudent</text:span>):</text:p>
      <text:p text:style-name="P2"><text:span text:style-name="T1">from</text:span> <text:span text:style-name="T2">subject</text:span> <text:span text:style-name="T1">import</text:span> <text:span text:style-name="T2">HistoryStudent</text:span>, MathHistoryStudent, EnglishHistoryStudent, MathEnglishHistoryStudent</text:p>
      <text:p text:style-name="P4"># Default values for History-specific fields</text:p>
      <text:p text:style-name="P2"><text:span text:style-name="T5">historyLevel</text:span> <text:span text:style-name="T6">=</text:span> <text:span text:style-name="T7">"Standard"</text:span></text:p>
      <text:p text:style-name="P2"><text:span text:style-name="T5">historyClassNumber</text:span> <text:span text:style-name="T6">=</text:span> <text:span text:style-name="T7">"101"</text:span></text:p>
      <text:p text:style-name="P2"><text:span text:style-name="T5">historyTeacher</text:span> <text:span text:style-name="T6">=</text:span> <text:span text:style-name="T7">"TBD"</text:span></text:p>
      <text:p text:style-name="P2"><text:span text:style-name="T5">historyLastTestScore</text:span> <text:span text:style-name="T6">=</text:span> (<text:span text:style-name="T5">exam1</text:span> <text:span text:style-name="T6">+</text:span> <text:span text:style-name="T5">exam2</text:span>) <text:span text:style-name="T6">/</text:span> <text:span text:style-name="T9">2</text:span> <text:span text:style-name="T8"># Average of exams</text:span></text:p>
      <text:p text:style-name="P4"># Check the current student type to create the appropriate combined type</text:p>
      <text:p text:style-name="P2"><text:span text:style-name="T1">if</text:span> <text:span text:style-name="T3">isinstance</text:span>(<text:span text:style-name="T5">student</text:span>, <text:span text:style-name="T2">MathStudent</text:span>) <text:span text:style-name="T4">and</text:span> <text:span text:style-name="T3">isinstance</text:span>(<text:span text:style-name="T5">student</text:span>, <text:span text:style-name="T2">EnglishStudent</text:span>):</text:p>
      <text:p text:style-name="P4"># Student takes all three subjects</text:p>
      <text:p text:style-name="P2"><text:span text:style-name="T5">new_student</text:span> <text:span text:style-name="T6">=</text:span> MathEnglishHistoryStudent(</text:p>
      <text:p text:style-name="P2"><text:span text:style-name="T5">student</text:span>.<text:span text:style-name="T5">studentID</text:span>, <text:span text:style-name="T5">student</text:span>.<text:span text:style-name="T5">fName</text:span>, <text:span text:style-name="T5">student</text:span>.<text:span text:style-name="T5">mName</text:span>, <text:span text:style-name="T5">student</text:span>.<text:span text:style-name="T5">lName</text:span>,</text:p>
      <text:p text:style-name="P2"><text:span text:style-name="T5">student</text:span>.<text:span text:style-name="T5">age</text:span>, <text:span text:style-name="T5">student</text:span>.<text:span text:style-name="T5">addressL1</text:span>, <text:span text:style-name="T5">student</text:span>.<text:span text:style-name="T5">addressL2</text:span>, <text:span text:style-name="T5">student</text:span>.<text:span text:style-name="T5">addressL3</text:span>,</text:p>
      <text:p text:style-name="P2"><text:span text:style-name="T5">student</text:span>.<text:span text:style-name="T5">addressPostCode</text:span>, <text:span text:style-name="T5">student</text:span>.<text:span text:style-name="T5">addressCounty</text:span>, <text:span text:style-name="T5">student</text:span>.<text:span text:style-name="T5">schoolYear</text:span>,</text:p>
      <text:p text:style-name="P2"><text:span text:style-name="T5">student</text:span>.<text:span text:style-name="T5">schoolSubjects</text:span>, <text:span text:style-name="T5">student</text:span>.<text:span text:style-name="T5">nameParGar1</text:span>, <text:span text:style-name="T5">student</text:span>.<text:span text:style-name="T5">nameParGar2</text:span>,</text:p>
      <text:p text:style-name="P2"><text:span text:style-name="T5">student</text:span>.<text:span text:style-name="T5">contactDetParGar1</text:span>, <text:span text:style-name="T5">student</text:span>.<text:span text:style-name="T5">contactDetParGar2</text:span>,</text:p>
      <text:p text:style-name="P4"># Math attributes</text:p>
      <text:p text:style-name="P2"><text:span text:style-name="T5">student</text:span>.<text:span text:style-name="T5">mathLevel</text:span>, <text:span text:style-name="T5">student</text:span>.<text:span text:style-name="T5">mathClassNumber</text:span>, <text:span text:style-name="T5">student</text:span>.<text:span text:style-name="T5">mathTeacher</text:span>, <text:span text:style-name="T5">student</text:span>.<text:span text:style-name="T5">mathLastTestScore</text:span>,</text:p>
      <text:p text:style-name="P4"># English attributes</text:p>
      <text:p text:style-name="P2"><text:span text:style-name="T5">student</text:span>.<text:span text:style-name="T5">englishLevel</text:span>, <text:span text:style-name="T5">student</text:span>.<text:span text:style-name="T5">englishClassNumber</text:span>, <text:span text:style-name="T5">student</text:span>.<text:span text:style-name="T5">englishTeacher</text:span>, <text:span text:style-name="T5">student</text:span>.<text:span text:style-name="T5">englishLastTestScore</text:span>,</text:p>
      <text:p text:style-name="P4"><text:soft-page-break/># History attributes</text:p>
      <text:p text:style-name="P2"><text:span text:style-name="T5">historyLevel</text:span>, <text:span text:style-name="T5">historyClassNumber</text:span>, <text:span text:style-name="T5">historyTeacher</text:span>, <text:span text:style-name="T5">historyLastTestScore</text:span></text:p>
      <text:p text:style-name="P2">)</text:p>
      <text:p text:style-name="P2"><text:span text:style-name="T1">elif</text:span> <text:span text:style-name="T3">isinstance</text:span>(<text:span text:style-name="T5">student</text:span>, <text:span text:style-name="T2">MathStudent</text:span>):</text:p>
      <text:p text:style-name="P4"># Student takes Math and History</text:p>
      <text:p text:style-name="P2"><text:span text:style-name="T5">new_student</text:span> <text:span text:style-name="T6">=</text:span> MathHistoryStudent(</text:p>
      <text:p text:style-name="P2"><text:span text:style-name="T5">student</text:span>.<text:span text:style-name="T5">studentID</text:span>, <text:span text:style-name="T5">student</text:span>.<text:span text:style-name="T5">fName</text:span>, <text:span text:style-name="T5">student</text:span>.<text:span text:style-name="T5">mName</text:span>, <text:span text:style-name="T5">student</text:span>.<text:span text:style-name="T5">lName</text:span>,</text:p>
      <text:p text:style-name="P2"><text:span text:style-name="T5">student</text:span>.<text:span text:style-name="T5">age</text:span>, <text:span text:style-name="T5">student</text:span>.<text:span text:style-name="T5">addressL1</text:span>, <text:span text:style-name="T5">student</text:span>.<text:span text:style-name="T5">addressL2</text:span>, <text:span text:style-name="T5">student</text:span>.<text:span text:style-name="T5">addressL3</text:span>,</text:p>
      <text:p text:style-name="P2"><text:span text:style-name="T5">student</text:span>.<text:span text:style-name="T5">addressPostCode</text:span>, <text:span text:style-name="T5">student</text:span>.<text:span text:style-name="T5">addressCounty</text:span>, <text:span text:style-name="T5">student</text:span>.<text:span text:style-name="T5">schoolYear</text:span>,</text:p>
      <text:p text:style-name="P2"><text:span text:style-name="T5">student</text:span>.<text:span text:style-name="T5">schoolSubjects</text:span>, <text:span text:style-name="T5">student</text:span>.<text:span text:style-name="T5">nameParGar1</text:span>, <text:span text:style-name="T5">student</text:span>.<text:span text:style-name="T5">nameParGar2</text:span>,</text:p>
      <text:p text:style-name="P2"><text:span text:style-name="T5">student</text:span>.<text:span text:style-name="T5">contactDetParGar1</text:span>, <text:span text:style-name="T5">student</text:span>.<text:span text:style-name="T5">contactDetParGar2</text:span>,</text:p>
      <text:p text:style-name="P4"># Math attributes</text:p>
      <text:p text:style-name="P2"><text:span text:style-name="T5">student</text:span>.<text:span text:style-name="T5">mathLevel</text:span>, <text:span text:style-name="T5">student</text:span>.<text:span text:style-name="T5">mathClassNumber</text:span>, <text:span text:style-name="T5">student</text:span>.<text:span text:style-name="T5">mathTeacher</text:span>, <text:span text:style-name="T5">student</text:span>.<text:span text:style-name="T5">mathLastTestScore</text:span>,</text:p>
      <text:p text:style-name="P4"># History attributes</text:p>
      <text:p text:style-name="P2"><text:span text:style-name="T5">historyLevel</text:span>, <text:span text:style-name="T5">historyClassNumber</text:span>, <text:span text:style-name="T5">historyTeacher</text:span>, <text:span text:style-name="T5">historyLastTestScore</text:span></text:p>
      <text:p text:style-name="P2">)</text:p>
      <text:p text:style-name="P2"><text:span text:style-name="T1">elif</text:span> <text:span text:style-name="T3">isinstance</text:span>(<text:span text:style-name="T5">student</text:span>, <text:span text:style-name="T2">EnglishStudent</text:span>):</text:p>
      <text:p text:style-name="P4"># Student takes English and History</text:p>
      <text:p text:style-name="P2"><text:span text:style-name="T5">new_student</text:span> <text:span text:style-name="T6">=</text:span> EnglishHistoryStudent(</text:p>
      <text:p text:style-name="P2"><text:span text:style-name="T5">student</text:span>.<text:span text:style-name="T5">studentID</text:span>, <text:span text:style-name="T5">student</text:span>.<text:span text:style-name="T5">fName</text:span>, <text:span text:style-name="T5">student</text:span>.<text:span text:style-name="T5">mName</text:span>, <text:span text:style-name="T5">student</text:span>.<text:span text:style-name="T5">lName</text:span>,</text:p>
      <text:p text:style-name="P2"><text:span text:style-name="T5">student</text:span>.<text:span text:style-name="T5">age</text:span>, <text:span text:style-name="T5">student</text:span>.<text:span text:style-name="T5">addressL1</text:span>, <text:span text:style-name="T5">student</text:span>.<text:span text:style-name="T5">addressL2</text:span>, <text:span text:style-name="T5">student</text:span>.<text:span text:style-name="T5">addressL3</text:span>,</text:p>
      <text:p text:style-name="P2"><text:span text:style-name="T5">student</text:span>.<text:span text:style-name="T5">addressPostCode</text:span>, <text:span text:style-name="T5">student</text:span>.<text:span text:style-name="T5">addressCounty</text:span>, <text:span text:style-name="T5">student</text:span>.<text:span text:style-name="T5">schoolYear</text:span>,</text:p>
      <text:p text:style-name="P2"><text:span text:style-name="T5">student</text:span>.<text:span text:style-name="T5">schoolSubjects</text:span>, <text:span text:style-name="T5">student</text:span>.<text:span text:style-name="T5">nameParGar1</text:span>, <text:span text:style-name="T5">student</text:span>.<text:span text:style-name="T5">nameParGar2</text:span>,</text:p>
      <text:p text:style-name="P2"><text:span text:style-name="T5">student</text:span>.<text:span text:style-name="T5">contactDetParGar1</text:span>, <text:span text:style-name="T5">student</text:span>.<text:span text:style-name="T5">contactDetParGar2</text:span>,</text:p>
      <text:p text:style-name="P4"># English attributes</text:p>
      <text:p text:style-name="P2"><text:span text:style-name="T5">student</text:span>.<text:span text:style-name="T5">englishLevel</text:span>, <text:span text:style-name="T5">student</text:span>.<text:span text:style-name="T5">englishClassNumber</text:span>, <text:span text:style-name="T5">student</text:span>.<text:span text:style-name="T5">englishTeacher</text:span>, <text:span text:style-name="T5">student</text:span>.<text:span text:style-name="T5">englishLastTestScore</text:span>,</text:p>
      <text:p text:style-name="P4"># History attributes</text:p>
      <text:p text:style-name="P2"><text:span text:style-name="T5">historyLevel</text:span>, <text:span text:style-name="T5">historyClassNumber</text:span>, <text:span text:style-name="T5">historyTeacher</text:span>, <text:span text:style-name="T5">historyLastTestScore</text:span></text:p>
      <text:p text:style-name="P2">)</text:p>
      <text:p text:style-name="P2"><text:span text:style-name="T1">else</text:span>:</text:p>
      <text:p text:style-name="P4"># Student takes only History</text:p>
      <text:p text:style-name="P2"><text:span text:style-name="T5">new_student</text:span> <text:span text:style-name="T6">=</text:span> <text:span text:style-name="T2">HistoryStudent</text:span>(</text:p>
      <text:p text:style-name="P2"><text:span text:style-name="T5">student</text:span>.studentID, <text:span text:style-name="T5">student</text:span>.fName, <text:span text:style-name="T5">student</text:span>.mName, <text:span text:style-name="T5">student</text:span>.lName,</text:p>
      <text:p text:style-name="P2"><text:span text:style-name="T5">student</text:span>.age, <text:span text:style-name="T5">student</text:span>.addressL1, <text:span text:style-name="T5">student</text:span>.addressL2, <text:span text:style-name="T5">student</text:span>.addressL3,</text:p>
      <text:p text:style-name="P2"><text:span text:style-name="T5">student</text:span>.addressPostCode, <text:span text:style-name="T5">student</text:span>.addressCounty, <text:span text:style-name="T5">student</text:span>.schoolYear,</text:p>
      <text:p text:style-name="P2"><text:span text:style-name="T5">student</text:span>.schoolSubjects, <text:span text:style-name="T5">student</text:span>.nameParGar1, <text:span text:style-name="T5">student</text:span>.nameParGar2,</text:p>
      <text:p text:style-name="P2"><text:span text:style-name="T5">student</text:span>.contactDetParGar1, <text:span text:style-name="T5">student</text:span>.contactDetParGar2,</text:p>
      <text:p text:style-name="P2"><text:span text:style-name="T5">historyLevel</text:span>, <text:span text:style-name="T5">historyClassNumber</text:span>, <text:span text:style-name="T5">historyTeacher</text:span>, <text:span text:style-name="T5">historyLastTestScore</text:span></text:p>
      <text:p text:style-name="P2">)</text:p>
      <text:p text:style-name="P4"># Copy any previously calculated properties</text:p>
      <text:p text:style-name="P2"><text:span text:style-name="T1">for</text:span> <text:span text:style-name="T5">attr</text:span> <text:span text:style-name="T1">in</text:span> <text:span text:style-name="T3">dir</text:span>(<text:span text:style-name="T5">student</text:span>):</text:p>
      <text:p text:style-name="P2"><text:span text:style-name="T1">if</text:span> <text:span text:style-name="T4">not</text:span> <text:span text:style-name="T5">attr</text:span>.<text:span text:style-name="T3">startswith</text:span>(<text:span text:style-name="T7">'__'</text:span>) <text:span text:style-name="T4">and</text:span> <text:span text:style-name="T4">not</text:span> <text:span text:style-name="T3">hasattr</text:span>(<text:span text:style-name="T5">new_student</text:span>, <text:span text:style-name="T5">attr</text:span>):</text:p>
      <text:p text:style-name="P2"><text:span text:style-name="T3">setattr</text:span>(<text:span text:style-name="T5">new_student</text:span>, <text:span text:style-name="T5">attr</text:span>, <text:span text:style-name="T3">getattr</text:span>(<text:span text:style-name="T5">student</text:span>, <text:span text:style-name="T5">attr</text:span>))</text:p>
      <text:p text:style-name="P4"># Copy history-specific attributes we just calculated</text:p>
      <text:p text:style-name="P2"><text:span text:style-name="T5">new_student</text:span>.historyAttendance <text:span text:style-name="T6">=</text:span> <text:span text:style-name="T5">attendance</text:span></text:p>
      <text:p text:style-name="P2"><text:span text:style-name="T5">new_student</text:span>.historyProject <text:span text:style-name="T6">=</text:span> <text:span text:style-name="T5">project</text:span></text:p>
      <text:p text:style-name="P2"><text:span text:style-name="T5">new_student</text:span>.historyExams <text:span text:style-name="T6">=</text:span> [<text:span text:style-name="T5">exam1</text:span>, <text:span text:style-name="T5">exam2</text:span>]</text:p>
      <text:p text:style-name="P2"><text:span text:style-name="T5">new_student</text:span>.<text:span text:style-name="T5">historyGrade</text:span> <text:span text:style-name="T6">=</text:span> <text:span text:style-name="T5">student</text:span>.historyGrade</text:p>
      <text:p text:style-name="P4"><text:soft-page-break/># Replace original student with new student in the list</text:p>
      <text:p text:style-name="P2"><text:span text:style-name="T5">students</text:span>[<text:span text:style-name="T5">students</text:span>.index(<text:span text:style-name="T5">student</text:span>)] <text:span text:style-name="T6">=</text:span> <text:span text:style-name="T5">new_student</text:span></text:p>
      <text:p text:style-name="P7"/>
      <text:p text:style-name="P2"><text:span text:style-name="T1">except</text:span> (<text:span text:style-name="T2">ValueError</text:span>, <text:span text:style-name="T2">IndexError</text:span>) <text:span text:style-name="T1">as</text:span> <text:span text:style-name="T5">e</text:span>:</text:p>
      <text:p text:style-name="P2"><text:span text:style-name="T3">print</text:span>(<text:span text:style-name="T4">f</text:span><text:span text:style-name="T7">"Error processing History grades for student </text:span><text:span text:style-name="T4">{</text:span><text:span text:style-name="T5">studentID</text:span><text:span text:style-name="T4">}</text:span><text:span text:style-name="T7">: </text:span><text:span text:style-name="T4">{</text:span><text:span text:style-name="T5">e</text:span><text:span text:style-name="T4">}</text:span><text:span text:style-name="T7">"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No student found with ID </text:span><text:span text:style-name="T4">{</text:span><text:span text:style-name="T5">studentID</text:span><text:span text:style-name="T4">}</text:span><text:span text:style-name="T7">"</text:span>)</text:p>
      <text:p text:style-name="P2"><text:span text:style-name="T1">else</text:span>:</text:p>
      <text:p text:style-name="P2"><text:span text:style-name="T3">print</text:span>(<text:span text:style-name="T4">f</text:span><text:span text:style-name="T7">"Skipping row with insufficient data: </text:span><text:span text:style-name="T4">{</text:span><text:span text:style-name="T5">row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pan text:style-name="T1">except</text:span> <text:span text:style-name="T2">FileNotFoundError</text:span>:</text:p>
      <text:p text:style-name="P2"><text:span text:style-name="T3">print</text:span>(<text:span text:style-name="T4">f</text:span><text:span text:style-name="T7">"File not found: </text:span><text:span text:style-name="T4">{</text:span><text:span text:style-name="T5">file_path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loading History grades: </text:span><text:span text:style-name="T4">{</text:span><text:span text:style-name="T5">e</text:span><text:span text:style-name="T4">}</text:span><text:span text:style-name="T7">"</text:span>)</text:p>
      <text:p text:style-name="P2"><text:span text:style-name="T1">return</text:span> <text:span text:style-name="T5">students</text:span></text:p>
      <text:p text:style-name="P7"/>
      <text:p text:style-name="P4"># Save Functions</text:p>
      <text:p text:style-name="P2"><text:span text:style-name="T4">def</text:span> <text:span text:style-name="T3">save_students_to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w'</text:span>, <text:span text:style-name="T5">newline</text:span><text:span text:style-name="T6">=</text:span><text:span text:style-name="T7">''</text:span>) <text:span text:style-name="T1">as</text:span> <text:span text:style-name="T5">file</text:span>:</text:p>
      <text:p text:style-name="P2"><text:span text:style-name="T5">writer</text:span> <text:span text:style-name="T6">=</text:span> <text:span text:style-name="T2">csv</text:span>.<text:span text:style-name="T3">writer</text:span>(<text:span text:style-name="T5">file</text:span>)</text:p>
      <text:p text:style-name="P2"><text:span text:style-name="T5">writer</text:span>.<text:span text:style-name="T3">writerow</text:span>([<text:span text:style-name="T7">'studentID'</text:span>, <text:span text:style-name="T7">'fName'</text:span>, <text:span text:style-name="T7">'mName'</text:span>, <text:span text:style-name="T7">'lName'</text:span>, <text:span text:style-name="T7">'age'</text:span>, <text:span text:style-name="T7">'addressL1'</text:span>, <text:span text:style-name="T7">'addressL2'</text:span>, <text:span text:style-name="T7">'addressL3'</text:span>, </text:p>
      <text:p text:style-name="P2"><text:span text:style-name="T7">'addressPostCode'</text:span>, <text:span text:style-name="T7">'addressCounty'</text:span>, <text:span text:style-name="T7">'schoolYear'</text:span>, <text:span text:style-name="T7">'schoolSubjects'</text:span>, </text:p>
      <text:p text:style-name="P2"><text:span text:style-name="T7">'nameParGar1'</text:span>, <text:span text:style-name="T7">'nameParGar2'</text:span>, <text:span text:style-name="T7">'contactDetParGar1'</text:span>, <text:span text:style-name="T7">'contactDetParGar2'</text:span>])</text:p>
      <text:p text:style-name="P2"><text:span text:style-name="T1">for</text:span> <text:span text:style-name="T5">student</text:span> <text:span text:style-name="T1">in</text:span> <text:span text:style-name="T5">students</text:span>:</text:p>
      <text:p text:style-name="P4"># Join subjects list into a comma-separated string</text:p>
      <text:p text:style-name="P2"><text:span text:style-name="T5">subjects_str</text:span> <text:span text:style-name="T6">=</text:span> <text:span text:style-name="T7">','</text:span>.<text:span text:style-name="T3">join</text:span>(<text:span text:style-name="T5">student</text:span>.schoolSubjects) <text:span text:style-name="T1">if</text:span> <text:span text:style-name="T5">student</text:span>.schoolSubjects <text:span text:style-name="T1">else</text:span> <text:span text:style-name="T7">''</text:span></text:p>
      <text:p text:style-name="P2"><text:span text:style-name="T5">writer</text:span>.<text:span text:style-name="T3">writerow</text:span>([</text:p>
      <text:p text:style-name="P2"><text:span text:style-name="T5">student</text:span>.studentID, <text:span text:style-name="T5">student</text:span>.fName, <text:span text:style-name="T5">student</text:span>.mName, <text:span text:style-name="T5">student</text:span>.lName, <text:span text:style-name="T5">student</text:span>.age,</text:p>
      <text:p text:style-name="P2"><text:span text:style-name="T5">student</text:span>.addressL1, <text:span text:style-name="T5">student</text:span>.addressL2, <text:span text:style-name="T5">student</text:span>.addressL3, <text:span text:style-name="T5">student</text:span>.addressPostCode,</text:p>
      <text:p text:style-name="P2"><text:span text:style-name="T5">student</text:span>.addressCounty, <text:span text:style-name="T5">student</text:span>.schoolYear, <text:span text:style-name="T5">subjects_str</text:span>,</text:p>
      <text:p text:style-name="P2"><text:span text:style-name="T5">student</text:span>.nameParGar1, <text:span text:style-name="T5">student</text:span>.nameParGar2, <text:span text:style-name="T5">student</text:span>.contactDetParGar1, <text:span text:style-name="T5">student</text:span>.contactDetParGar2</text:p>
      <text:p text:style-name="P2">])</text:p>
      <text:p text:style-name="P2"><text:span text:style-name="T3">print</text:span>(<text:span text:style-name="T4">f</text:span><text:span text:style-name="T7">"Successfully saved </text:span><text:span text:style-name="T4">{</text:span><text:span text:style-name="T3">len</text:span>(<text:span text:style-name="T5">students</text:span>)<text:span text:style-name="T4">}</text:span><text:span text:style-name="T7"> students to </text:span><text:span text:style-name="T4">{</text:span><text:span text:style-name="T5">filename</text:span><text:span text:style-name="T4">}</text:span><text:span text:style-name="T7">"</text:span>)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saving students: </text:span><text:span text:style-name="T4">{</text:span><text:span text:style-name="T5">e</text:span><text:span text:style-name="T4">}</text:span><text:span text:style-name="T7">"</text:span>)</text:p>
      <text:p text:style-name="P7"/>
      <text:p text:style-name="P2"><text:span text:style-name="T4">def</text:span> <text:span text:style-name="T3">save_maths_grades_to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w'</text:span>, <text:span text:style-name="T5">newline</text:span><text:span text:style-name="T6">=</text:span><text:span text:style-name="T7">''</text:span>) <text:span text:style-name="T1">as</text:span> <text:span text:style-name="T5">file</text:span>:</text:p>
      <text:p text:style-name="P2"><text:span text:style-name="T5">writer</text:span> <text:span text:style-name="T6">=</text:span> <text:span text:style-name="T2">csv</text:span>.<text:span text:style-name="T3">writer</text:span>(<text:span text:style-name="T5">file</text:span>)</text:p>
      <text:p text:style-name="P2"><text:span text:style-name="T5">writer</text:span>.<text:span text:style-name="T3">writerow</text:span>([<text:span text:style-name="T7">'studentID'</text:span>, <text:span text:style-name="T7">'fName'</text:span>, <text:span text:style-name="T7">'lName'</text:span>, <text:span text:style-name="T7">'quiz1'</text:span>, <text:span text:style-name="T7">'quiz2'</text:span>, <text:span text:style-name="T7">'quiz3'</text:span>, <text:span text:style-name="T7">'quiz4'</text:span>, <text:span text:style-name="T7">'quiz5'</text:span>, </text:p>
      <text:p text:style-name="P2"><text:span text:style-name="T7">'test1'</text:span>, <text:span text:style-name="T7">'test2'</text:span>, <text:span text:style-name="T7">'final_exam'</text:span>])</text:p>
      <text:p text:style-name="P2"><text:span text:style-name="T1">for</text:span> <text:span text:style-name="T5">student</text:span> <text:span text:style-name="T1">in</text:span> <text:span text:style-name="T5">students</text:span>:</text:p>
      <text:p text:style-name="P4"># Only save data for students who have math grades</text:p>
      <text:p text:style-name="P2"><text:soft-page-break/><text:span text:style-name="T1">if</text:span> <text:span text:style-name="T3">hasattr</text:span>(<text:span text:style-name="T5">student</text:span>, <text:span text:style-name="T7">'mathGrades'</text:span>) <text:span text:style-name="T4">and</text:span> <text:span text:style-name="T5">student</text:span>.mathGrades:</text:p>
      <text:p text:style-name="P2"><text:span text:style-name="T5">writer</text:span>.<text:span text:style-name="T3">writerow</text:span>([</text:p>
      <text:p text:style-name="P2"><text:span text:style-name="T5">student</text:span>.studentID, <text:span text:style-name="T5">student</text:span>.fName, <text:span text:style-name="T5">student</text:span>.lName, </text:p>
      <text:p text:style-name="P2"><text:span text:style-name="T6">*</text:span><text:span text:style-name="T5">student</text:span>.mathGrades <text:span text:style-name="T8"># Unpack all math grades</text:span></text:p>
      <text:p text:style-name="P2">])</text:p>
      <text:p text:style-name="P2"><text:span text:style-name="T3">print</text:span>(<text:span text:style-name="T4">f</text:span><text:span text:style-name="T7">"Successfully saved math grades to </text:span><text:span text:style-name="T4">{</text:span><text:span text:style-name="T5">filename</text:span><text:span text:style-name="T4">}</text:span><text:span text:style-name="T7">"</text:span>)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saving math grades: </text:span><text:span text:style-name="T4">{</text:span><text:span text:style-name="T5">e</text:span><text:span text:style-name="T4">}</text:span><text:span text:style-name="T7">"</text:span>)</text:p>
      <text:p text:style-name="P7"/>
      <text:p text:style-name="P2"><text:span text:style-name="T4">def</text:span> <text:span text:style-name="T3">save_english_grades_to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w'</text:span>, <text:span text:style-name="T5">newline</text:span><text:span text:style-name="T6">=</text:span><text:span text:style-name="T7">''</text:span>) <text:span text:style-name="T1">as</text:span> <text:span text:style-name="T5">file</text:span>:</text:p>
      <text:p text:style-name="P2"><text:span text:style-name="T5">writer</text:span> <text:span text:style-name="T6">=</text:span> <text:span text:style-name="T2">csv</text:span>.<text:span text:style-name="T3">writer</text:span>(<text:span text:style-name="T5">file</text:span>)</text:p>
      <text:p text:style-name="P2"><text:span text:style-name="T5">writer</text:span>.<text:span text:style-name="T3">writerow</text:span>([<text:span text:style-name="T7">'studentID'</text:span>, <text:span text:style-name="T7">'fName'</text:span>, <text:span text:style-name="T7">'lName'</text:span>, <text:span text:style-name="T7">'attendance'</text:span>, <text:span text:style-name="T7">'quiz1'</text:span>, <text:span text:style-name="T7">'quiz2'</text:span>, <text:span text:style-name="T7">'final_exam'</text:span>])</text:p>
      <text:p text:style-name="P2"><text:span text:style-name="T1">for</text:span> <text:span text:style-name="T5">student</text:span> <text:span text:style-name="T1">in</text:span> <text:span text:style-name="T5">students</text:span>:</text:p>
      <text:p text:style-name="P4"># Check if this student has English grades</text:p>
      <text:p text:style-name="P2"><text:span text:style-name="T1">if</text:span> (<text:span text:style-name="T3">hasattr</text:span>(<text:span text:style-name="T5">student</text:span>, <text:span text:style-name="T7">'englishAttendance'</text:span>) <text:span text:style-name="T4">and</text:span> <text:span text:style-name="T3">hasattr</text:span>(<text:span text:style-name="T5">student</text:span>, <text:span text:style-name="T7">'englishQuiz1'</text:span>) <text:span text:style-name="T4">and</text:span></text:p>
      <text:p text:style-name="P2"><text:span text:style-name="T3">hasattr</text:span>(<text:span text:style-name="T5">student</text:span>, <text:span text:style-name="T7">'englishQuiz2'</text:span>) <text:span text:style-name="T4">and</text:span> <text:span text:style-name="T3">hasattr</text:span>(<text:span text:style-name="T5">student</text:span>, <text:span text:style-name="T7">'englishFinalExam'</text:span>)):</text:p>
      <text:p text:style-name="P2"><text:span text:style-name="T5">writer</text:span>.<text:span text:style-name="T3">writerow</text:span>([</text:p>
      <text:p text:style-name="P2"><text:span text:style-name="T5">student</text:span>.studentID, <text:span text:style-name="T5">student</text:span>.fName, <text:span text:style-name="T5">student</text:span>.lName,</text:p>
      <text:p text:style-name="P2"><text:span text:style-name="T5">student</text:span>.englishAttendance, <text:span text:style-name="T5">student</text:span>.englishQuiz1, <text:span text:style-name="T5">student</text:span>.englishQuiz2,</text:p>
      <text:p text:style-name="P2"><text:span text:style-name="T5">student</text:span>.englishFinalExam</text:p>
      <text:p text:style-name="P2">])</text:p>
      <text:p text:style-name="P2"><text:span text:style-name="T3">print</text:span>(<text:span text:style-name="T4">f</text:span><text:span text:style-name="T7">"Successfully saved English grades to </text:span><text:span text:style-name="T4">{</text:span><text:span text:style-name="T5">filename</text:span><text:span text:style-name="T4">}</text:span><text:span text:style-name="T7">"</text:span>)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saving English grades: </text:span><text:span text:style-name="T4">{</text:span><text:span text:style-name="T5">e</text:span><text:span text:style-name="T4">}</text:span><text:span text:style-name="T7">"</text:span>)</text:p>
      <text:p text:style-name="P7"/>
      <text:p text:style-name="P2"><text:span text:style-name="T4">def</text:span> <text:span text:style-name="T3">save_history_grades_to_csv</text:span>(<text:span text:style-name="T5">filename</text:span>, <text:span text:style-name="T5">students</text:span>):</text:p>
      <text:p text:style-name="P2"><text:span text:style-name="T5">file_path</text:span> <text:span text:style-name="T6">=</text:span> <text:span text:style-name="T2">Path</text:span>(<text:span text:style-name="T5">__file__</text:span>).<text:span text:style-name="T5">parent</text:span> <text:span text:style-name="T3">/</text:span> <text:span text:style-name="T7">"CSV_Files"</text:span> <text:span text:style-name="T3">/</text:span> <text:span text:style-name="T5">filename</text:span></text:p>
      <text:p text:style-name="P2"><text:span text:style-name="T1">try</text:span>:</text:p>
      <text:p text:style-name="P2"><text:span text:style-name="T1">with</text:span> <text:span text:style-name="T3">open</text:span>(<text:span text:style-name="T5">file_path</text:span>, <text:span text:style-name="T5">mode</text:span><text:span text:style-name="T6">=</text:span><text:span text:style-name="T7">'w'</text:span>, <text:span text:style-name="T5">newline</text:span><text:span text:style-name="T6">=</text:span><text:span text:style-name="T7">''</text:span>) <text:span text:style-name="T1">as</text:span> <text:span text:style-name="T5">file</text:span>:</text:p>
      <text:p text:style-name="P2"><text:span text:style-name="T5">writer</text:span> <text:span text:style-name="T6">=</text:span> <text:span text:style-name="T2">csv</text:span>.<text:span text:style-name="T3">writer</text:span>(<text:span text:style-name="T5">file</text:span>)</text:p>
      <text:p text:style-name="P2"><text:span text:style-name="T5">writer</text:span>.<text:span text:style-name="T3">writerow</text:span>([<text:span text:style-name="T7">'studentID'</text:span>, <text:span text:style-name="T7">'fName'</text:span>, <text:span text:style-name="T7">'lName'</text:span>, <text:span text:style-name="T7">'attendance'</text:span>, <text:span text:style-name="T7">'project'</text:span>, <text:span text:style-name="T7">'exam1'</text:span>, <text:span text:style-name="T7">'exam2'</text:span>])</text:p>
      <text:p text:style-name="P2"><text:span text:style-name="T1">for</text:span> <text:span text:style-name="T5">student</text:span> <text:span text:style-name="T1">in</text:span> <text:span text:style-name="T5">students</text:span>:</text:p>
      <text:p text:style-name="P4"># Check if this student has History grades</text:p>
      <text:p text:style-name="P2"><text:span text:style-name="T1">if</text:span> (<text:span text:style-name="T3">hasattr</text:span>(<text:span text:style-name="T5">student</text:span>, <text:span text:style-name="T7">'historyAttendance'</text:span>) <text:span text:style-name="T4">and</text:span> <text:span text:style-name="T3">hasattr</text:span>(<text:span text:style-name="T5">student</text:span>, <text:span text:style-name="T7">'historyProject'</text:span>) <text:span text:style-name="T4">and</text:span></text:p>
      <text:p text:style-name="P2"><text:span text:style-name="T3">hasattr</text:span>(<text:span text:style-name="T5">student</text:span>, <text:span text:style-name="T7">'historyExams'</text:span>) <text:span text:style-name="T4">and</text:span> <text:span text:style-name="T3">len</text:span>(<text:span text:style-name="T5">student</text:span>.historyExams) <text:span text:style-name="T6">&gt;=</text:span> <text:span text:style-name="T9">2</text:span>):</text:p>
      <text:p text:style-name="P2"><text:span text:style-name="T5">writer</text:span>.<text:span text:style-name="T3">writerow</text:span>([</text:p>
      <text:p text:style-name="P2"><text:span text:style-name="T5">student</text:span>.studentID, <text:span text:style-name="T5">student</text:span>.fName, <text:span text:style-name="T5">student</text:span>.lName,</text:p>
      <text:p text:style-name="P2"><text:span text:style-name="T5">student</text:span>.historyAttendance, <text:span text:style-name="T5">student</text:span>.historyProject,</text:p>
      <text:p text:style-name="P2"><text:span text:style-name="T5">student</text:span>.historyExams[<text:span text:style-name="T9">0</text:span>], <text:span text:style-name="T5">student</text:span>.historyExams[<text:span text:style-name="T9">1</text:span>]</text:p>
      <text:p text:style-name="P2">])</text:p>
      <text:p text:style-name="P2"><text:span text:style-name="T3">print</text:span>(<text:span text:style-name="T4">f</text:span><text:span text:style-name="T7">"Successfully saved History grades to </text:span><text:span text:style-name="T4">{</text:span><text:span text:style-name="T5">filename</text:span><text:span text:style-name="T4">}</text:span><text:span text:style-name="T7">"</text:span>)</text:p>
      <text:p text:style-name="P2"><text:span text:style-name="T1">except</text:span> <text:span text:style-name="T2">Exception</text:span> <text:span text:style-name="T1">as</text:span> <text:span text:style-name="T5">e</text:span>:</text:p>
      <text:p text:style-name="P2"><text:span text:style-name="T3">print</text:span>(<text:span text:style-name="T4">f</text:span><text:span text:style-name="T7">"Error saving History grades: </text:span><text:span text:style-name="T4">{</text:span><text:span text:style-name="T5">e</text:span><text:span text:style-name="T4">}</text:span><text:span text:style-name="T7">"</text:span>)</text:p>
      <text:p text:style-name="P7"/>
      <text:p text:style-name="P4"># Helper function to load all student data</text:p>
      <text:p text:style-name="P9"/>
      <text:p text:style-name="P2"><text:soft-page-break/><text:span text:style-name="T4">def</text:span> <text:span text:style-name="T3">load_all_data</text:span>(<text:span text:style-name="T5">student_file</text:span>, <text:span text:style-name="T5">maths_file</text:span><text:span text:style-name="T6">=</text:span><text:span text:style-name="T4">None</text:span>, <text:span text:style-name="T5">english_file</text:span><text:span text:style-name="T6">=</text:span><text:span text:style-name="T4">None</text:span>, <text:span text:style-name="T5">history_file</text:span><text:span text:style-name="T6">=</text:span><text:span text:style-name="T4">None</text:span>):</text:p>
      <text:p text:style-name="P6">"""</text:p>
      <text:p text:style-name="P6">Load all student data from CSV files</text:p>
      <text:p text:style-name="P6">Args:</text:p>
      <text:p text:style-name="P6">student_file: Base student information CSV</text:p>
      <text:p text:style-name="P6">maths_file: Optional, CSV with mathematics grades</text:p>
      <text:p text:style-name="P6">english_file: Optional, CSV with English grades</text:p>
      <text:p text:style-name="P6">history_file: Optional, CSV with History grades</text:p>
      <text:p text:style-name="P6">Returns:</text:p>
      <text:p text:style-name="P6">List of Student objects (or subject-specific subclass instances)</text:p>
      <text:p text:style-name="P6">"""</text:p>
      <text:p text:style-name="P2"><text:span text:style-name="T5">students</text:span> <text:span text:style-name="T6">=</text:span> <text:span text:style-name="T3">load_students_from_csv</text:span>(<text:span text:style-name="T5">student_file</text:span>)</text:p>
      <text:p text:style-name="P2"><text:span text:style-name="T1">if</text:span> <text:span text:style-name="T5">maths_file</text:span>:</text:p>
      <text:p text:style-name="P2"><text:span text:style-name="T5">students</text:span> <text:span text:style-name="T6">=</text:span> <text:span text:style-name="T3">load_maths_grades_from_csv</text:span>(<text:span text:style-name="T5">maths_file</text:span>, <text:span text:style-name="T5">students</text:span>)</text:p>
      <text:p text:style-name="P2"><text:span text:style-name="T1">if</text:span> <text:span text:style-name="T5">english_file</text:span>:</text:p>
      <text:p text:style-name="P2"><text:span text:style-name="T5">students</text:span> <text:span text:style-name="T6">=</text:span> <text:span text:style-name="T3">load_english_grades_from_csv</text:span>(<text:span text:style-name="T5">english_file</text:span>, <text:span text:style-name="T5">students</text:span>)</text:p>
      <text:p text:style-name="P2"><text:span text:style-name="T1">if</text:span> <text:span text:style-name="T5">history_file</text:span>:</text:p>
      <text:p text:style-name="P2"><text:span text:style-name="T5">students</text:span> <text:span text:style-name="T6">=</text:span> <text:span text:style-name="T3">load_history_grades_from_csv</text:span>(<text:span text:style-name="T5">history_file</text:span>, <text:span text:style-name="T5">students</text:span>)</text:p>
      <text:p text:style-name="P2"><text:span text:style-name="T1">return</text:span> <text:span text:style-name="T5">students</text:span></text:p>
      <text:p text:style-name="P1"/>
      <text:p text:style-name="P1">To write the complete csv_loader.py code, I'd need the following:</text:p>
      <text:p text:style-name="P1"/>
      <text:p text:style-name="P12"><text:span text:style-name="Strong_20_Emphasis">Student class definition</text:span> (student.py): </text:p>
      <text:list text:style-name="L1">
        <text:list-item>
          <text:list>
            <text:list-item>
              <text:p text:style-name="P11">Structure of the base Student class </text:p>
            </text:list-item>
            <text:list-item>
              <text:p text:style-name="P11">What attributes it has </text:p>
            </text:list-item>
            <text:list-item>
              <text:p text:style-name="P11">Any methods for adding/managing grades </text:p>
            </text:list-item>
          </text:list>
        </text:list-item>
        <text:list-item>
          <text:p text:style-name="P11"><text:span text:style-name="Strong_20_Emphasis">Grade calculation functions</text:span> (grade_calculator.py): </text:p>
          <text:list>
            <text:list-item>
              <text:p text:style-name="P11">Function signatures and parameters for calculating grades in each subject </text:p>
            </text:list-item>
            <text:list-item>
              <text:p text:style-name="P11">How grades are weighted/calculated </text:p>
            </text:list-item>
          </text:list>
        </text:list-item>
        <text:list-item>
          <text:p text:style-name="P11"><text:span text:style-name="Strong_20_Emphasis">Sample CSV structure</text:span> for each file type: </text:p>
          <text:list>
            <text:list-item>
              <text:p text:style-name="P11">Headers/columns for the student data CSV </text:p>
            </text:list-item>
            <text:list-item>
              <text:p text:style-name="P11">Headers/columns for each subject-specific CSV (Math, English, History) </text:p>
            </text:list-item>
            <text:list-item>
              <text:p text:style-name="P11">Sample row data to understand the format </text:p>
            </text:list-item>
          </text:list>
        </text:list-item>
        <text:list-item>
          <text:p text:style-name="P11"><text:span text:style-name="Strong_20_Emphasis">Project requirements</text:span>: </text:p>
          <text:list>
            <text:list-item>
              <text:p text:style-name="P11">How you want to access/store grades after they're loaded </text:p>
            </text:list-item>
            <text:list-item>
              <text:p text:style-name="P11">Any specific error handling requirements </text:p>
            </text:list-item>
            <text:list-item>
              <text:p text:style-name="P11">Whether you need additional functionality like saving updated data back to CSVs </text:p>
            </text:list-item>
          </text:list>
        </text:list-item>
        <text:list-item>
          <text:p text:style-name="P11"><text:span text:style-name="Strong_20_Emphasis">Current implementation</text:span> of: </text:p>
          <text:list>
            <text:list-item>
              <text:p text:style-name="P11">Any existing methods in Student class for adding grades </text:p>
            </text:list-item>
            <text:list-item>
              <text:p text:style-name="P10">Any other relevant files that interact with the loader </text:p>
            </text:list-item>
          </text:list>
        </text:list-item>
      </text:list>
      <text:p text:style-name="Text_20_body">With this information, I could write a complete csv_loader.py file that focuses on adding grades to existing Student objects rather than transforming them into different type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1:57:39.612060388</meta:creation-date>
    <dc:date>2025-05-13T12:49:19.271207116</dc:date>
    <meta:editing-duration>PT41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4" meta:paragraph-count="645" meta:word-count="2475" meta:character-count="25484" meta:non-whitespace-character-count="22253"/>
  </office:meta>
</office:document-meta>
</file>